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86cm" table:align="left"/>
    </style:style>
    <style:style style:name="Tableau1.A" style:family="table-column">
      <style:table-column-properties style:column-width="4.249cm"/>
    </style:style>
    <style:style style:name="Tableau1.C" style:family="table-column">
      <style:table-column-properties style:column-width="2.429cm"/>
    </style:style>
    <style:style style:name="Tableau1.D" style:family="table-column">
      <style:table-column-properties style:column-width="6.05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33cm" table:align="left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4.249cm"/>
    </style:style>
    <style:style style:name="Tableau2.C" style:family="table-column">
      <style:table-column-properties style:column-width="2.404cm"/>
    </style:style>
    <style:style style:name="Tableau2.D" style:family="table-column">
      <style:table-column-properties style:column-width="6.03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828cm" table:align="left"/>
    </style:style>
    <style:style style:name="Tableau3.A" style:family="table-column">
      <style:table-column-properties style:column-width="4.249cm"/>
    </style:style>
    <style:style style:name="Tableau3.C" style:family="table-column">
      <style:table-column-properties style:column-width="2.429cm"/>
    </style:style>
    <style:style style:name="Tableau3.D" style:family="table-column">
      <style:table-column-properties style:column-width="5.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4.249cm"/>
    </style:style>
    <style:style style:name="Tableau4.C" style:family="table-column">
      <style:table-column-properties style:column-width="2.457cm"/>
    </style:style>
    <style:style style:name="Tableau4.D" style:family="table-column">
      <style:table-column-properties style:column-width="6.05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247cm"/>
    </style:style>
    <style:style style:name="Tableau5.B" style:family="table-column">
      <style:table-column-properties style:column-width="4.249cm"/>
    </style:style>
    <style:style style:name="Tableau5.C" style:family="table-column">
      <style:table-column-properties style:column-width="2.378cm"/>
    </style:style>
    <style:style style:name="Tableau5.D" style:family="table-column">
      <style:table-column-properties style:column-width="6.13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7cm"/>
    </style:style>
    <style:style style:name="Tableau6.B" style:family="table-column">
      <style:table-column-properties style:column-width="4.249cm"/>
    </style:style>
    <style:style style:name="Tableau6.C" style:family="table-column">
      <style:table-column-properties style:column-width="2.457cm"/>
    </style:style>
    <style:style style:name="Tableau6.D" style:family="table-column">
      <style:table-column-properties style:column-width="6.0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b9e" officeooo:paragraph-rsid="00113b9e"/>
    </style:style>
    <style:style style:name="P2" style:family="paragraph" style:parent-style-name="Standard">
      <style:text-properties officeooo:rsid="00113b9e" officeooo:paragraph-rsid="0019d2c4"/>
    </style:style>
    <style:style style:name="P3" style:family="paragraph" style:parent-style-name="Table_20_Contents">
      <style:text-properties officeooo:rsid="00113b9e" officeooo:paragraph-rsid="00113b9e"/>
    </style:style>
    <style:style style:name="P4" style:family="paragraph" style:parent-style-name="Table_20_Contents">
      <style:text-properties officeooo:rsid="00113b9e" officeooo:paragraph-rsid="00149ead"/>
    </style:style>
    <style:style style:name="P5" style:family="paragraph" style:parent-style-name="Table_20_Contents">
      <style:text-properties officeooo:rsid="00113b9e" officeooo:paragraph-rsid="0019d2c4"/>
    </style:style>
    <style:style style:name="P6" style:family="paragraph" style:parent-style-name="Table_20_Contents">
      <style:text-properties officeooo:rsid="00113b9e" officeooo:paragraph-rsid="001fb461"/>
    </style:style>
    <style:style style:name="P7" style:family="paragraph" style:parent-style-name="Table_20_Contents">
      <style:text-properties officeooo:rsid="00113b9e" officeooo:paragraph-rsid="002280ab"/>
    </style:style>
    <style:style style:name="P8" style:family="paragraph" style:parent-style-name="Table_20_Contents">
      <style:text-properties officeooo:rsid="00113b9e" officeooo:paragraph-rsid="00268e23"/>
    </style:style>
    <style:style style:name="P9" style:family="paragraph" style:parent-style-name="Table_20_Contents">
      <style:text-properties officeooo:rsid="00113b9e" officeooo:paragraph-rsid="00291746"/>
    </style:style>
    <style:style style:name="P10" style:family="paragraph" style:parent-style-name="Table_20_Contents">
      <style:text-properties officeooo:rsid="0012e0c6" officeooo:paragraph-rsid="0012e0c6"/>
    </style:style>
    <style:style style:name="P11" style:family="paragraph" style:parent-style-name="Table_20_Contents">
      <style:text-properties officeooo:rsid="0012e0c6" officeooo:paragraph-rsid="0019d2c4"/>
    </style:style>
    <style:style style:name="P12" style:family="paragraph" style:parent-style-name="Table_20_Contents">
      <style:text-properties officeooo:rsid="0012e0c6" officeooo:paragraph-rsid="001fb461"/>
    </style:style>
    <style:style style:name="P13" style:family="paragraph" style:parent-style-name="Table_20_Contents">
      <style:text-properties officeooo:rsid="0012e0c6" officeooo:paragraph-rsid="00268e23"/>
    </style:style>
    <style:style style:name="P14" style:family="paragraph" style:parent-style-name="Table_20_Contents">
      <style:text-properties officeooo:rsid="0012e0c6" officeooo:paragraph-rsid="00291746"/>
    </style:style>
    <style:style style:name="P15" style:family="paragraph" style:parent-style-name="Table_20_Contents">
      <style:text-properties officeooo:rsid="00149ead" officeooo:paragraph-rsid="00149ead"/>
    </style:style>
    <style:style style:name="P16" style:family="paragraph" style:parent-style-name="Table_20_Contents">
      <style:text-properties officeooo:rsid="00149ead" officeooo:paragraph-rsid="0019d2c4"/>
    </style:style>
    <style:style style:name="P17" style:family="paragraph" style:parent-style-name="Table_20_Contents">
      <style:text-properties officeooo:rsid="00149ead" officeooo:paragraph-rsid="001fb461"/>
    </style:style>
    <style:style style:name="P18" style:family="paragraph" style:parent-style-name="Table_20_Contents">
      <style:text-properties officeooo:rsid="00149ead" officeooo:paragraph-rsid="00268e23"/>
    </style:style>
    <style:style style:name="P19" style:family="paragraph" style:parent-style-name="Table_20_Contents">
      <style:text-properties officeooo:rsid="00152229" officeooo:paragraph-rsid="00152229"/>
    </style:style>
    <style:style style:name="P20" style:family="paragraph" style:parent-style-name="Table_20_Contents">
      <style:text-properties officeooo:rsid="00152229" officeooo:paragraph-rsid="0019d2c4"/>
    </style:style>
    <style:style style:name="P21" style:family="paragraph" style:parent-style-name="Table_20_Contents">
      <style:text-properties officeooo:rsid="00152229" officeooo:paragraph-rsid="001fb461"/>
    </style:style>
    <style:style style:name="P22" style:family="paragraph" style:parent-style-name="Table_20_Contents">
      <style:text-properties officeooo:rsid="00152229" officeooo:paragraph-rsid="00268e23"/>
    </style:style>
    <style:style style:name="P23" style:family="paragraph" style:parent-style-name="Table_20_Contents">
      <style:text-properties officeooo:rsid="0016c366" officeooo:paragraph-rsid="0016c366"/>
    </style:style>
    <style:style style:name="P24" style:family="paragraph" style:parent-style-name="Table_20_Contents">
      <style:text-properties officeooo:rsid="0016c366" officeooo:paragraph-rsid="0019d2c4"/>
    </style:style>
    <style:style style:name="P25" style:family="paragraph" style:parent-style-name="Table_20_Contents">
      <style:text-properties officeooo:rsid="0016c366" officeooo:paragraph-rsid="001fb461"/>
    </style:style>
    <style:style style:name="P26" style:family="paragraph" style:parent-style-name="Table_20_Contents">
      <style:text-properties officeooo:rsid="0016c366" officeooo:paragraph-rsid="00268e23"/>
    </style:style>
    <style:style style:name="P27" style:family="paragraph" style:parent-style-name="Table_20_Contents">
      <style:text-properties officeooo:rsid="0016c366" officeooo:paragraph-rsid="00290a9c"/>
    </style:style>
    <style:style style:name="P28" style:family="paragraph" style:parent-style-name="Table_20_Contents">
      <style:text-properties officeooo:rsid="001733fc" officeooo:paragraph-rsid="001733fc"/>
    </style:style>
    <style:style style:name="P29" style:family="paragraph" style:parent-style-name="Table_20_Contents">
      <style:text-properties officeooo:rsid="001733fc" officeooo:paragraph-rsid="00187c98"/>
    </style:style>
    <style:style style:name="P30" style:family="paragraph" style:parent-style-name="Table_20_Contents">
      <style:text-properties officeooo:rsid="001733fc" officeooo:paragraph-rsid="001fb461"/>
    </style:style>
    <style:style style:name="P31" style:family="paragraph" style:parent-style-name="Table_20_Contents">
      <style:text-properties officeooo:rsid="001733fc" officeooo:paragraph-rsid="00268e23"/>
    </style:style>
    <style:style style:name="P32" style:family="paragraph" style:parent-style-name="Table_20_Contents">
      <style:text-properties officeooo:rsid="001733fc" officeooo:paragraph-rsid="00290a9c"/>
    </style:style>
    <style:style style:name="P33" style:family="paragraph" style:parent-style-name="Table_20_Contents">
      <style:text-properties officeooo:rsid="001733fc" officeooo:paragraph-rsid="00291746"/>
    </style:style>
    <style:style style:name="P34" style:family="paragraph" style:parent-style-name="Table_20_Contents">
      <style:text-properties officeooo:rsid="001733fc" officeooo:paragraph-rsid="0019d2c4"/>
    </style:style>
    <style:style style:name="P35" style:family="paragraph" style:parent-style-name="Table_20_Contents">
      <style:text-properties style:text-underline-style="none" officeooo:rsid="001733fc" officeooo:paragraph-rsid="00187c98"/>
    </style:style>
    <style:style style:name="P36" style:family="paragraph" style:parent-style-name="Table_20_Contents">
      <style:text-properties style:text-underline-style="none" officeooo:rsid="001733fc" officeooo:paragraph-rsid="0019d2c4"/>
    </style:style>
    <style:style style:name="P37" style:family="paragraph" style:parent-style-name="Table_20_Contents">
      <style:text-properties style:text-underline-style="none" officeooo:rsid="001733fc" officeooo:paragraph-rsid="001fb461"/>
    </style:style>
    <style:style style:name="P38" style:family="paragraph" style:parent-style-name="Table_20_Contents">
      <style:text-properties style:text-underline-style="none" officeooo:rsid="001733fc" officeooo:paragraph-rsid="00268e23"/>
    </style:style>
    <style:style style:name="P39" style:family="paragraph" style:parent-style-name="Table_20_Contents">
      <style:text-properties style:text-underline-style="none" officeooo:rsid="001733fc" officeooo:paragraph-rsid="00291746"/>
    </style:style>
    <style:style style:name="P40" style:family="paragraph" style:parent-style-name="Table_20_Contents">
      <style:text-properties style:text-underline-style="none" fo:font-weight="normal" officeooo:rsid="0021492a" officeooo:paragraph-rsid="0021492a" style:font-weight-asian="normal" style:font-weight-complex="normal"/>
    </style:style>
    <style:style style:name="P41" style:family="paragraph" style:parent-style-name="Table_20_Contents">
      <style:text-properties style:text-underline-style="none" fo:font-weight="normal" officeooo:rsid="0021492a" officeooo:paragraph-rsid="00268e23" style:font-weight-asian="normal" style:font-weight-complex="normal"/>
    </style:style>
    <style:style style:name="P42" style:family="paragraph" style:parent-style-name="Table_20_Contents">
      <style:text-properties style:text-underline-style="none" fo:font-weight="normal" officeooo:rsid="00290a9c" officeooo:paragraph-rsid="00290a9c" style:font-weight-asian="normal" style:font-weight-complex="normal"/>
    </style:style>
    <style:style style:name="P43" style:family="paragraph" style:parent-style-name="Table_20_Contents">
      <style:text-properties style:text-underline-style="none" fo:font-weight="normal" officeooo:rsid="0029b8fe" officeooo:paragraph-rsid="0029b8fe" style:font-weight-asian="normal" style:font-weight-complex="normal"/>
    </style:style>
    <style:style style:name="P44" style:family="paragraph" style:parent-style-name="Table_20_Contents">
      <style:text-properties style:text-underline-style="none" fo:font-weight="normal" officeooo:rsid="002ad8e0" officeooo:paragraph-rsid="002ad8e0" style:font-weight-asian="normal" style:font-weight-complex="normal"/>
    </style:style>
    <style:style style:name="P45" style:family="paragraph" style:parent-style-name="Table_20_Contents">
      <style:text-properties style:text-underline-style="none" fo:font-weight="normal" officeooo:rsid="001733fc" officeooo:paragraph-rsid="002e75e4" style:font-weight-asian="normal" style:font-weight-complex="normal"/>
    </style:style>
    <style:style style:name="P46" style:family="paragraph" style:parent-style-name="Table_20_Contents">
      <style:text-properties fo:color="#808080" officeooo:rsid="001733fc" officeooo:paragraph-rsid="0019d2c4"/>
    </style:style>
    <style:style style:name="P47" style:family="paragraph" style:parent-style-name="Table_20_Contents">
      <style:text-properties fo:color="#808080" officeooo:rsid="00149ead" officeooo:paragraph-rsid="00149ead"/>
    </style:style>
    <style:style style:name="P48" style:family="paragraph" style:parent-style-name="Table_20_Contents">
      <style:text-properties fo:color="#808080" officeooo:rsid="00149ead" officeooo:paragraph-rsid="0019d2c4"/>
    </style:style>
    <style:style style:name="P49" style:family="paragraph" style:parent-style-name="Table_20_Contents">
      <style:text-properties fo:color="#808080" officeooo:rsid="00149ead" officeooo:paragraph-rsid="001fb461"/>
    </style:style>
    <style:style style:name="P50" style:family="paragraph" style:parent-style-name="Table_20_Contents">
      <style:text-properties fo:color="#808080" officeooo:rsid="00149ead" officeooo:paragraph-rsid="00187c98"/>
    </style:style>
    <style:style style:name="P51" style:family="paragraph" style:parent-style-name="Table_20_Contents">
      <style:text-properties fo:color="#808080" officeooo:rsid="00149ead" officeooo:paragraph-rsid="00268e23"/>
    </style:style>
    <style:style style:name="P52" style:family="paragraph" style:parent-style-name="Table_20_Contents">
      <style:text-properties fo:color="#808080" style:text-underline-style="none" fo:font-weight="normal" officeooo:rsid="001733fc" officeooo:paragraph-rsid="001ea6af" style:font-weight-asian="normal" style:font-weight-complex="normal"/>
    </style:style>
    <style:style style:name="P53" style:family="paragraph" style:parent-style-name="Table_20_Contents">
      <style:text-properties fo:color="#808080" officeooo:rsid="0028079c" officeooo:paragraph-rsid="00288528"/>
    </style:style>
    <style:style style:name="P54" style:family="paragraph" style:parent-style-name="Table_20_Contents">
      <style:text-properties fo:color="#808080" officeooo:rsid="0028079c" officeooo:paragraph-rsid="0028079c"/>
    </style:style>
    <style:style style:name="P55" style:family="paragraph" style:parent-style-name="Table_20_Contents">
      <style:text-properties fo:color="#808080" officeooo:rsid="00258483" officeooo:paragraph-rsid="00290a9c"/>
    </style:style>
    <style:style style:name="P56" style:family="paragraph" style:parent-style-name="Table_20_Contents">
      <style:text-properties fo:color="#808080" officeooo:rsid="00258483" officeooo:paragraph-rsid="00291746"/>
    </style:style>
    <style:style style:name="P57" style:family="paragraph" style:parent-style-name="Table_20_Contents">
      <style:text-properties officeooo:rsid="001d87d6" officeooo:paragraph-rsid="001d87d6"/>
    </style:style>
    <style:style style:name="P58" style:family="paragraph" style:parent-style-name="Table_20_Contents">
      <style:text-properties officeooo:rsid="001ea6af" officeooo:paragraph-rsid="001ea6af"/>
    </style:style>
    <style:style style:name="P59" style:family="paragraph" style:parent-style-name="Table_20_Contents">
      <style:text-properties fo:color="#000000" style:text-underline-style="none" fo:font-weight="normal" officeooo:rsid="001d87d6" officeooo:paragraph-rsid="001ea6af" style:font-weight-asian="normal" style:font-weight-complex="normal"/>
    </style:style>
    <style:style style:name="P60" style:family="paragraph" style:parent-style-name="Table_20_Contents">
      <style:text-properties fo:color="#000000" officeooo:rsid="00290a9c" officeooo:paragraph-rsid="00290a9c"/>
    </style:style>
    <style:style style:name="P61" style:family="paragraph" style:parent-style-name="Table_20_Contents">
      <style:text-properties fo:color="#000000" officeooo:rsid="00290a9c" officeooo:paragraph-rsid="00291746"/>
    </style:style>
    <style:style style:name="P62" style:family="paragraph" style:parent-style-name="Table_20_Contents">
      <style:text-properties officeooo:rsid="001fb461" officeooo:paragraph-rsid="001fb461"/>
    </style:style>
    <style:style style:name="P63" style:family="paragraph" style:parent-style-name="Table_20_Contents">
      <style:text-properties officeooo:rsid="001fb461" officeooo:paragraph-rsid="00268e23"/>
    </style:style>
    <style:style style:name="P64" style:family="paragraph" style:parent-style-name="Table_20_Contents">
      <style:text-properties officeooo:rsid="0021492a" officeooo:paragraph-rsid="0021492a"/>
    </style:style>
    <style:style style:name="P65" style:family="paragraph" style:parent-style-name="Table_20_Contents">
      <style:text-properties officeooo:rsid="0021492a" officeooo:paragraph-rsid="00268e23"/>
    </style:style>
    <style:style style:name="P66" style:family="paragraph" style:parent-style-name="Table_20_Contents">
      <style:text-properties officeooo:rsid="00258483" officeooo:paragraph-rsid="00258483"/>
    </style:style>
    <style:style style:name="P67" style:family="paragraph" style:parent-style-name="Table_20_Contents">
      <style:text-properties officeooo:rsid="00258483" officeooo:paragraph-rsid="00268e23"/>
    </style:style>
    <style:style style:name="P68" style:family="paragraph" style:parent-style-name="Table_20_Contents">
      <style:text-properties officeooo:rsid="00258483" officeooo:paragraph-rsid="00290a9c"/>
    </style:style>
    <style:style style:name="P69" style:family="paragraph" style:parent-style-name="Table_20_Contents">
      <style:text-properties officeooo:rsid="00258483" officeooo:paragraph-rsid="00291746"/>
    </style:style>
    <style:style style:name="P70" style:family="paragraph" style:parent-style-name="Table_20_Contents">
      <style:text-properties officeooo:rsid="0028079c" officeooo:paragraph-rsid="0028079c"/>
    </style:style>
    <style:style style:name="P71" style:family="paragraph" style:parent-style-name="Table_20_Contents">
      <style:text-properties officeooo:rsid="0028079c" officeooo:paragraph-rsid="00288528"/>
    </style:style>
    <style:style style:name="P72" style:family="paragraph" style:parent-style-name="Table_20_Contents">
      <style:text-properties officeooo:rsid="00290a9c" officeooo:paragraph-rsid="00290a9c"/>
    </style:style>
    <style:style style:name="P73" style:family="paragraph" style:parent-style-name="Table_20_Contents">
      <style:text-properties officeooo:rsid="0029b8fe" officeooo:paragraph-rsid="0029b8fe"/>
    </style:style>
    <style:style style:name="P74" style:family="paragraph" style:parent-style-name="Table_20_Contents">
      <style:text-properties officeooo:rsid="002ad8e0" officeooo:paragraph-rsid="002ad8e0"/>
    </style:style>
    <style:style style:name="P75" style:family="paragraph" style:parent-style-name="Table_20_Contents">
      <style:text-properties fo:font-size="14pt" officeooo:rsid="00113b9e" officeooo:paragraph-rsid="00291746" style:font-size-asian="14pt" style:font-size-complex="14pt"/>
    </style:style>
    <style:style style:name="P76" style:family="paragraph" style:parent-style-name="Table_20_Contents">
      <style:text-properties fo:font-size="14pt" officeooo:rsid="00113b9e" officeooo:paragraph-rsid="00268e23" style:font-size-asian="14pt" style:font-size-complex="14pt"/>
    </style:style>
    <style:style style:name="P77" style:family="paragraph" style:parent-style-name="Table_20_Contents">
      <style:text-properties fo:font-size="14pt" officeooo:rsid="00113b9e" officeooo:paragraph-rsid="001fb461" style:font-size-asian="14pt" style:font-size-complex="14pt"/>
    </style:style>
    <style:style style:name="P78" style:family="paragraph" style:parent-style-name="Table_20_Contents">
      <style:text-properties fo:font-size="14pt" officeooo:rsid="00113b9e" officeooo:paragraph-rsid="0019d2c4" style:font-size-asian="14pt" style:font-size-complex="14pt"/>
    </style:style>
    <style:style style:name="P79" style:family="paragraph" style:parent-style-name="Table_20_Contents">
      <style:text-properties fo:font-size="14pt" officeooo:rsid="00113b9e" officeooo:paragraph-rsid="00113b9e" style:font-size-asian="14pt" style:font-size-complex="14pt"/>
    </style:style>
    <style:style style:name="P80" style:family="paragraph" style:parent-style-name="Subtitle">
      <style:paragraph-properties fo:break-before="page"/>
      <style:text-properties officeooo:paragraph-rsid="00113b9e"/>
    </style:style>
    <style:style style:name="P81" style:family="paragraph" style:parent-style-name="Subtitle">
      <style:paragraph-properties fo:break-before="page"/>
      <style:text-properties officeooo:paragraph-rsid="0019d2c4"/>
    </style:style>
    <style:style style:name="P82" style:family="paragraph" style:parent-style-name="Subtitle">
      <style:paragraph-properties fo:break-before="page"/>
      <style:text-properties officeooo:paragraph-rsid="001b5309"/>
    </style:style>
    <style:style style:name="P83" style:family="paragraph" style:parent-style-name="Subtitle">
      <style:paragraph-properties fo:break-before="page"/>
      <style:text-properties officeooo:paragraph-rsid="001fb461"/>
    </style:style>
    <style:style style:name="P84" style:family="paragraph" style:parent-style-name="Subtitle">
      <style:paragraph-properties fo:break-before="page"/>
      <style:text-properties officeooo:paragraph-rsid="00268e23"/>
    </style:style>
    <style:style style:name="P85" style:family="paragraph" style:parent-style-name="Subtitle">
      <style:paragraph-properties fo:break-before="page"/>
      <style:text-properties officeooo:paragraph-rsid="0029b8fe"/>
    </style:style>
    <style:style style:name="P86" style:family="paragraph" style:parent-style-name="Subtitle">
      <style:text-properties officeooo:paragraph-rsid="0019d2c4"/>
    </style:style>
    <style:style style:name="P87" style:family="paragraph" style:parent-style-name="Subtitle">
      <style:text-properties officeooo:rsid="00113b9e" officeooo:paragraph-rsid="001fb461"/>
    </style:style>
    <style:style style:name="P88" style:family="paragraph" style:parent-style-name="Subtitle">
      <style:text-properties officeooo:rsid="00113b9e" officeooo:paragraph-rsid="00268e23"/>
    </style:style>
    <style:style style:name="P89" style:family="paragraph" style:parent-style-name="Subtitle">
      <style:text-properties officeooo:rsid="00113b9e" officeooo:paragraph-rsid="00291746"/>
    </style:style>
    <style:style style:name="P90" style:family="paragraph" style:parent-style-name="Text_20_body">
      <style:text-properties officeooo:rsid="00113b9e" officeooo:paragraph-rsid="00113b9e"/>
    </style:style>
    <style:style style:name="P91" style:family="paragraph" style:parent-style-name="Text_20_body">
      <style:text-properties officeooo:rsid="00113b9e" officeooo:paragraph-rsid="0019d2c4"/>
    </style:style>
    <style:style style:name="P92" style:family="paragraph" style:parent-style-name="Text_20_body">
      <style:text-properties officeooo:rsid="0019d2c4" officeooo:paragraph-rsid="0019d2c4"/>
    </style:style>
    <style:style style:name="P93" style:family="paragraph" style:parent-style-name="Text_20_body">
      <style:text-properties officeooo:rsid="001d87d6" officeooo:paragraph-rsid="001d87d6"/>
    </style:style>
    <style:style style:name="P94" style:family="paragraph" style:parent-style-name="Text_20_body">
      <style:text-properties officeooo:rsid="0022e945" officeooo:paragraph-rsid="0022e945"/>
    </style:style>
    <style:style style:name="P95" style:family="paragraph" style:parent-style-name="Text_20_body">
      <style:text-properties officeooo:rsid="0022e945" officeooo:paragraph-rsid="00291746"/>
    </style:style>
    <style:style style:name="P96" style:family="paragraph" style:parent-style-name="Text_20_body">
      <style:text-properties officeooo:rsid="00268e23" officeooo:paragraph-rsid="00268e23"/>
    </style:style>
    <style:style style:name="P97" style:family="paragraph" style:parent-style-name="Table_20_Contents">
      <style:text-properties officeooo:rsid="0028079c" officeooo:paragraph-rsid="0028079c"/>
    </style:style>
    <style:style style:name="P98" style:family="paragraph" style:parent-style-name="Table_20_Contents">
      <style:text-properties officeooo:rsid="00288528" officeooo:paragraph-rsid="0028079c"/>
    </style:style>
    <style:style style:name="P99" style:family="paragraph" style:parent-style-name="Table_20_Contents">
      <style:text-properties fo:font-size="14pt" officeooo:rsid="00113b9e" officeooo:paragraph-rsid="00113b9e" style:font-size-asian="14pt" style:font-size-complex="14pt"/>
    </style:style>
    <style:style style:name="P100" style:family="paragraph" style:parent-style-name="Table_20_Contents">
      <style:text-properties officeooo:rsid="0035b33d" officeooo:paragraph-rsid="0035b33d"/>
    </style:style>
    <style:style style:name="P101" style:family="paragraph" style:parent-style-name="Table_20_Contents">
      <style:text-properties officeooo:rsid="0035b33d" officeooo:paragraph-rsid="003cf72d"/>
    </style:style>
    <style:style style:name="P102" style:family="paragraph" style:parent-style-name="Table_20_Contents">
      <style:text-properties officeooo:rsid="003703cb" officeooo:paragraph-rsid="003703cb"/>
    </style:style>
    <style:style style:name="P103" style:family="paragraph" style:parent-style-name="Table_20_Contents">
      <style:text-properties officeooo:rsid="00376461" officeooo:paragraph-rsid="00376461"/>
    </style:style>
    <style:style style:name="P104" style:family="paragraph" style:parent-style-name="Table_20_Contents">
      <style:text-properties officeooo:rsid="00376461" officeooo:paragraph-rsid="00391bea"/>
    </style:style>
    <style:style style:name="P105" style:family="paragraph" style:parent-style-name="Table_20_Contents">
      <style:text-properties style:text-underline-style="none" fo:font-weight="normal" officeooo:rsid="00376461" officeooo:paragraph-rsid="00376461" style:font-weight-asian="normal" style:font-weight-complex="normal"/>
    </style:style>
    <style:style style:name="P106" style:family="paragraph" style:parent-style-name="Table_20_Contents">
      <style:text-properties officeooo:rsid="003bb448" officeooo:paragraph-rsid="003bb448"/>
    </style:style>
    <style:style style:name="P107" style:family="paragraph" style:parent-style-name="Table_20_Contents">
      <style:text-properties officeooo:rsid="003bb448" officeooo:paragraph-rsid="00391bea"/>
    </style:style>
    <style:style style:name="P108" style:family="paragraph" style:parent-style-name="Table_20_Contents">
      <style:text-properties officeooo:rsid="003bb448" officeooo:paragraph-rsid="003cf72d"/>
    </style:style>
    <style:style style:name="P109" style:family="paragraph" style:parent-style-name="Table_20_Contents">
      <style:text-properties officeooo:rsid="003bb448" officeooo:paragraph-rsid="003e75cf"/>
    </style:style>
    <style:style style:name="P110" style:family="paragraph" style:parent-style-name="Table_20_Contents">
      <style:text-properties officeooo:rsid="003bb448" officeooo:paragraph-rsid="003e8c79"/>
    </style:style>
    <style:style style:name="P111" style:family="paragraph" style:parent-style-name="Table_20_Contents">
      <style:text-properties style:text-underline-style="solid" style:text-underline-width="auto" style:text-underline-color="font-color" officeooo:rsid="003bb448" officeooo:paragraph-rsid="003bb448"/>
    </style:style>
    <style:style style:name="P112" style:family="paragraph" style:parent-style-name="Table_20_Contents">
      <style:text-properties officeooo:rsid="003cf72d" officeooo:paragraph-rsid="003cf72d"/>
    </style:style>
    <style:style style:name="P113" style:family="paragraph" style:parent-style-name="Table_20_Contents">
      <style:text-properties officeooo:rsid="003e75cf" officeooo:paragraph-rsid="003e75cf"/>
    </style:style>
    <style:style style:name="P114" style:family="paragraph" style:parent-style-name="Table_20_Contents">
      <style:text-properties officeooo:rsid="003e8c79" officeooo:paragraph-rsid="003e8c79"/>
    </style:style>
    <style:style style:name="P115" style:family="paragraph" style:parent-style-name="Text_20_body">
      <style:text-properties officeooo:rsid="00268e23" officeooo:paragraph-rsid="003510fc"/>
    </style:style>
    <style:style style:name="P116" style:family="paragraph" style:parent-style-name="Text_20_body">
      <style:text-properties style:text-underline-style="none" officeooo:rsid="003510fc" officeooo:paragraph-rsid="003510fc"/>
    </style:style>
    <style:style style:name="P117" style:family="paragraph" style:parent-style-name="Text_20_body">
      <style:text-properties style:text-underline-style="solid" style:text-underline-width="auto" style:text-underline-color="font-color" officeooo:rsid="003510fc" officeooo:paragraph-rsid="003510fc"/>
    </style:style>
    <style:style style:name="T1" style:family="text">
      <style:text-properties officeooo:rsid="00113b9e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weight="bold" officeooo:rsid="0035b33d" style:font-weight-asian="bold" style:font-weight-complex="bold"/>
    </style:style>
    <style:style style:name="T4" style:family="text">
      <style:text-properties officeooo:rsid="0012f414"/>
    </style:style>
    <style:style style:name="T5" style:family="text">
      <style:text-properties officeooo:rsid="00149ead"/>
    </style:style>
    <style:style style:name="T6" style:family="text">
      <style:text-properties officeooo:rsid="0015222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ea6af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23fb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4d2e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3510fc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e75cf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normal" officeooo:rsid="001ea6af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34d2e4"/>
    </style:style>
    <style:style style:name="T16" style:family="text">
      <style:text-properties style:text-underline-style="solid" style:text-underline-width="auto" style:text-underline-color="font-color" officeooo:rsid="003510fc"/>
    </style:style>
    <style:style style:name="T17" style:family="text">
      <style:text-properties style:text-underline-style="solid" style:text-underline-width="auto" style:text-underline-color="font-color" officeooo:rsid="003e75cf"/>
    </style:style>
    <style:style style:name="T18" style:family="text">
      <style:text-properties style:text-underline-style="solid" style:text-underline-width="auto" style:text-underline-color="font-color" officeooo:rsid="003e8c79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fb461"/>
    </style:style>
    <style:style style:name="T21" style:family="text">
      <style:text-properties style:text-underline-style="none" fo:font-weight="normal" officeooo:rsid="0034d2e4" style:font-weight-asian="normal" style:font-weight-complex="normal"/>
    </style:style>
    <style:style style:name="T22" style:family="text">
      <style:text-properties officeooo:rsid="00187c98"/>
    </style:style>
    <style:style style:name="T23" style:family="text">
      <style:text-properties officeooo:rsid="0019d2c4"/>
    </style:style>
    <style:style style:name="T24" style:family="text">
      <style:text-properties officeooo:rsid="001c0460"/>
    </style:style>
    <style:style style:name="T25" style:family="text">
      <style:text-properties officeooo:rsid="001d87d6"/>
    </style:style>
    <style:style style:name="T26" style:family="text">
      <style:text-properties officeooo:rsid="001ea6af"/>
    </style:style>
    <style:style style:name="T27" style:family="text">
      <style:text-properties officeooo:rsid="001fb461"/>
    </style:style>
    <style:style style:name="T28" style:family="text">
      <style:text-properties officeooo:rsid="0021492a"/>
    </style:style>
    <style:style style:name="T29" style:family="text">
      <style:text-properties officeooo:rsid="002280ab"/>
    </style:style>
    <style:style style:name="T30" style:family="text">
      <style:text-properties officeooo:rsid="00268e23"/>
    </style:style>
    <style:style style:name="T31" style:family="text">
      <style:text-properties officeooo:rsid="00288528"/>
    </style:style>
    <style:style style:name="T32" style:family="text">
      <style:text-properties officeooo:rsid="00290a9c"/>
    </style:style>
    <style:style style:name="T33" style:family="text">
      <style:text-properties officeooo:rsid="00291746"/>
    </style:style>
    <style:style style:name="T34" style:family="text">
      <style:text-properties officeooo:rsid="0029b8fe"/>
    </style:style>
    <style:style style:name="T35" style:family="text">
      <style:text-properties officeooo:rsid="002e75e4"/>
    </style:style>
    <style:style style:name="T36" style:family="text">
      <style:text-properties officeooo:rsid="00304c94"/>
    </style:style>
    <style:style style:name="T37" style:family="text">
      <style:text-properties fo:background-color="#ffcc00"/>
    </style:style>
    <style:style style:name="T38" style:family="text">
      <style:text-properties fo:background-color="#66cc00"/>
    </style:style>
    <style:style style:name="T39" style:family="text">
      <style:text-properties officeooo:rsid="001fb461" fo:background-color="#66cc00"/>
    </style:style>
    <style:style style:name="T40" style:family="text">
      <style:text-properties fo:background-color="#00ccff"/>
    </style:style>
    <style:style style:name="T41" style:family="text">
      <style:text-properties officeooo:rsid="0034d2e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cf72d" style:font-weight-asian="bold" style:font-weight-complex="bold"/>
    </style:style>
    <style:style style:name="T44" style:family="text">
      <style:text-properties officeooo:rsid="003703cb"/>
    </style:style>
    <style:style style:name="T45" style:family="text">
      <style:text-properties officeooo:rsid="00376461"/>
    </style:style>
    <style:style style:name="T46" style:family="text">
      <style:text-properties officeooo:rsid="00391bea"/>
    </style:style>
    <style:style style:name="T47" style:family="text">
      <style:text-properties fo:color="#000000" fo:font-weight="normal" officeooo:rsid="0035b33d" style:font-weight-asian="normal" style:font-weight-complex="normal"/>
    </style:style>
    <style:style style:name="T48" style:family="text">
      <style:text-properties officeooo:rsid="0039d699"/>
    </style:style>
    <style:style style:name="T49" style:family="text">
      <style:text-properties officeooo:rsid="003cf72d"/>
    </style:style>
    <style:style style:name="T50" style:family="text">
      <style:text-properties officeooo:rsid="003e75cf"/>
    </style:style>
    <style:style style:name="T51" style:family="text">
      <style:text-properties officeooo:rsid="003e8c79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style:text-underline-style="solid" style:text-underline-width="auto" style:text-underline-color="font-color" fo:font-weight="bold" officeooo:rsid="003e8c79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e8c79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IHM_ADMINISTRATION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79"><text:span text:style-name="T2">I</text:span><text:span text:style-name="T47">n</text:span>tention</text:p>
          </table:table-cell>
          <table:table-cell table:style-name="Tableau1.A1" office:value-type="string">
            <text:p text:style-name="P79"><text:span text:style-name="T2">C</text:span>ontrôle</text:p>
          </table:table-cell>
          <table:table-cell table:style-name="Tableau1.A1" office:value-type="string">
            <text:p text:style-name="P79"><text:span text:style-name="T2">A</text:span>ction/Evt</text:p>
          </table:table-cell>
          <table:table-cell table:style-name="Tableau1.D1" office:value-type="string">
            <text:p text:style-name="P79"><text:span text:style-name="T2">R</text:span>éponse</text:p>
          </table:table-cell>
        </table:table-row>
        <table:table-row>
          <table:table-cell table:style-name="Tableau1.A2" office:value-type="string">
            <text:p text:style-name="P102">Voir les détails d'un voyage</text:p>
          </table:table-cell>
          <table:table-cell table:style-name="Tableau1.A2" office:value-type="string">
            <text:p text:style-name="P102">Onglet::Details</text:p>
          </table:table-cell>
          <table:table-cell table:style-name="Tableau1.A2" office:value-type="string">
            <text:p text:style-name="P102">Clic</text:p>
          </table:table-cell>
          <table:table-cell table:style-name="Tableau1.D2" office:value-type="string">
            <text:p text:style-name="P102">Afficher la partie details du formulaire du voyage (circuit ou séjour)</text:p>
          </table:table-cell>
        </table:table-row>
        <table:table-row>
          <table:table-cell table:style-name="Tableau1.A2" office:value-type="string">
            <text:p text:style-name="P102">Voir les départs d'un voyage</text:p>
          </table:table-cell>
          <table:table-cell table:style-name="Tableau1.A2" office:value-type="string">
            <text:p text:style-name="P102">Onglet::Départ</text:p>
          </table:table-cell>
          <table:table-cell table:style-name="Tableau1.A2" office:value-type="string">
            <text:p text:style-name="P102">Clic</text:p>
          </table:table-cell>
          <table:table-cell table:style-name="Tableau1.D2" office:value-type="string">
            <text:p text:style-name="P102">Afficher la partie départ du formulaire du voyage (circuit ou séjour)</text:p>
          </table:table-cell>
        </table:table-row>
        <table:table-row>
          <table:table-cell table:style-name="Tableau1.A2" office:value-type="string">
            <text:p text:style-name="P100">Creer un circuit</text:p>
          </table:table-cell>
          <table:table-cell table:style-name="Tableau1.A2" office:value-type="string">
            <text:p text:style-name="P100">MenuLateral::Circuit</text:p>
          </table:table-cell>
          <table:table-cell table:style-name="Tableau1.A2" office:value-type="string">
            <text:p text:style-name="P100">Clic</text:p>
          </table:table-cell>
          <table:table-cell table:style-name="Tableau1.D2" office:value-type="string">
            <text:p text:style-name="P100">Passage en mode CREATION</text:p>
            <text:p text:style-name="P101">Chargement du formulaire de Circuit.</text:p>
            <text:p text:style-name="P112">Vider les champs du formulaire.</text:p>
            <text:p text:style-name="P100">Activation des champs.</text:p>
            <text:p text:style-name="P100">Activation du bouton de validation</text:p>
            <text:p text:style-name="P100">Désactivation de la liste de consultation.</text:p>
            <text:p text:style-name="P100">Désactivation du bouton d'exportation</text:p>
            <text:p text:style-name="P100">Désactivation du champ de recherche</text:p>
            <text:p text:style-name="P106">Changer le bouton de validation de formulaire en 'Valider'</text:p>
            <text:p text:style-name="P114">Passage en mode MODIFICATION sur le circuit créé</text:p>
          </table:table-cell>
        </table:table-row>
        <table:table-row>
          <table:table-cell table:style-name="Tableau1.A2" office:value-type="string">
            <text:p text:style-name="P102">Creer un séjour</text:p>
          </table:table-cell>
          <table:table-cell table:style-name="Tableau1.A2" office:value-type="string">
            <text:p text:style-name="P102">MenuLateral::Séjour</text:p>
          </table:table-cell>
          <table:table-cell table:style-name="Tableau1.A2" office:value-type="string">
            <text:p text:style-name="P100">Clic</text:p>
          </table:table-cell>
          <table:table-cell table:style-name="Tableau1.D2" office:value-type="string">
            <text:p text:style-name="P100">Passage en mode CREATION</text:p>
            <text:p text:style-name="P101">Chargement du formulaire de <text:span text:style-name="T44">Séjour</text:span>.</text:p>
            <text:p text:style-name="P112">Vider les champs du formulaire.</text:p>
            <text:p text:style-name="P100">Activation des champs.</text:p>
            <text:p text:style-name="P100">Activation du bouton de validation</text:p>
            <text:p text:style-name="P100">Désactivation de la liste de consultation.</text:p>
            <text:p text:style-name="P100">Désactivation du bouton d'exportation</text:p>
            <text:p text:style-name="P100">Désactivation du champ de recherche</text:p>
            <text:p text:style-name="P110">Changer le bouton de validation de formulaire en 'Valider'</text:p>
            <text:p text:style-name="P114">Passage en mode MODIFICATION sur le séjour créé</text:p>
          </table:table-cell>
        </table:table-row>
        <table:table-row>
          <table:table-cell table:style-name="Tableau1.A2" office:value-type="string">
            <text:p text:style-name="P106">Ajouter un départ à un voyage</text:p>
          </table:table-cell>
          <table:table-cell table:style-name="Tableau1.A2" office:value-type="string">
            <text:p text:style-name="P106">Formulaire::Départ::BoutonAjouterDepart</text:p>
          </table:table-cell>
          <table:table-cell table:style-name="Tableau1.A2" office:value-type="string">
            <text:p text:style-name="P106">Clic</text:p>
          </table:table-cell>
          <table:table-cell table:style-name="Tableau1.D2" office:value-type="string">
            <text:p text:style-name="P106">SI en mode CREATION OU MODIFICATION</text:p>
            <text:p text:style-name="P106">Ajout d'un nouveau départ au voyage courant.</text:p>
            <text:p text:style-name="P111"><text:soft-page-break/>Service <text:span text:style-name="T43">Ajouter</text:span><text:span text:style-name="T42">Depart</text:span></text:p>
          </table:table-cell>
        </table:table-row>
        <table:table-row>
          <table:table-cell table:style-name="Tableau1.A2" office:value-type="string">
            <text:p text:style-name="P106">Confirmer la création d'un voyage</text:p>
          </table:table-cell>
          <table:table-cell table:style-name="Tableau1.A2" office:value-type="string">
            <text:p text:style-name="P108">Formulaire::Details::BoutonValider</text:p>
          </table:table-cell>
          <table:table-cell table:style-name="Tableau1.A2" office:value-type="string">
            <text:p text:style-name="P106">Clic</text:p>
          </table:table-cell>
          <table:table-cell table:style-name="Tableau1.D2" office:value-type="string">
            <text:p text:style-name="P106">SI en mode CREATION</text:p>
            <text:p text:style-name="P106">enregistrement du voyage</text:p>
            <text:p text:style-name="P106"><text:span text:style-name="T7">Service </text:span><text:span text:style-name="T8">creerCircuit</text:span> OU<text:line-break/><text:span text:style-name="T7">Service </text:span><text:span text:style-name="T8">creerSejour</text:span></text:p>
            <text:p text:style-name="P106">Selon le formulaire.</text:p>
          </table:table-cell>
        </table:table-row>
        <table:table-row>
          <table:table-cell table:style-name="Tableau1.A2" office:value-type="string">
            <text:p text:style-name="P102">Consulter les voyages</text:p>
          </table:table-cell>
          <table:table-cell table:style-name="Tableau1.A2" office:value-type="string">
            <text:p text:style-name="P102">MenuLateral::Consulter</text:p>
          </table:table-cell>
          <table:table-cell table:style-name="Tableau1.A2" office:value-type="string">
            <text:p text:style-name="P102">Clic</text:p>
          </table:table-cell>
          <table:table-cell table:style-name="Tableau1.D2" office:value-type="string">
            <text:p text:style-name="P102">Passage en mode CONSULTATION</text:p>
            <text:p text:style-name="P102">Desactivation des champs</text:p>
            <text:p text:style-name="P102">Desactivation du bouton de validation</text:p>
            <text:p text:style-name="P102">Activation de la liste de consultation</text:p>
            <text:p text:style-name="P102">Activation du bouton exporter</text:p>
            <text:p text:style-name="P102">Activation du champ de recherche</text:p>
          </table:table-cell>
        </table:table-row>
        <table:table-row>
          <table:table-cell table:style-name="Tableau1.A2" office:value-type="string">
            <text:p text:style-name="P102">Voir la description d'un voyage de la liste</text:p>
          </table:table-cell>
          <table:table-cell table:style-name="Tableau1.A2" office:value-type="string">
            <text:p text:style-name="P102">ListeConsultation::Ligne(Voyage)</text:p>
          </table:table-cell>
          <table:table-cell table:style-name="Tableau1.A2" office:value-type="string">
            <text:p text:style-name="P102">Survol</text:p>
          </table:table-cell>
          <table:table-cell table:style-name="Tableau1.D2" office:value-type="string">
            <text:p text:style-name="P102">SI en mode CONSULTATION <text:span text:style-name="T48">ou SUPPRESSION ou MODIFICATION</text:span> :</text:p>
            <text:p text:style-name="P102">Affichage de la description du voyage survolé.</text:p>
          </table:table-cell>
        </table:table-row>
        <table:table-row>
          <table:table-cell table:style-name="Tableau1.A2" office:value-type="string">
            <text:p text:style-name="P102">Voir les details d'un voyage de la liste</text:p>
          </table:table-cell>
          <table:table-cell table:style-name="Tableau1.A2" office:value-type="string">
            <text:p text:style-name="P102">ListeConsultation::Ligne(Voyage)</text:p>
          </table:table-cell>
          <table:table-cell table:style-name="Tableau1.A2" office:value-type="string">
            <text:p text:style-name="P102">Clic</text:p>
          </table:table-cell>
          <table:table-cell table:style-name="Tableau1.D2" office:value-type="string">
            <text:p text:style-name="P102">SI en mode CONSUTATION <text:span text:style-name="T48">ou SUPPRESSION ou MODIFICATION</text:span></text:p>
            <text:p text:style-name="P102">Chargement du formulaire correspondant au type du voyage cliqué</text:p>
            <text:p text:style-name="P102">Chargement des details du voyage cliqué dans les champs du formulaire</text:p>
          </table:table-cell>
        </table:table-row>
        <table:table-row>
          <table:table-cell table:style-name="Tableau1.A2" office:value-type="string">
            <text:p text:style-name="P102">Trier <text:span text:style-name="T45">la liste de consultation selon un critère</text:span></text:p>
          </table:table-cell>
          <table:table-cell table:style-name="Tableau1.A2" office:value-type="string">
            <text:p text:style-name="P103">ListeConsultation::TableHeader::TriangleTri</text:p>
          </table:table-cell>
          <table:table-cell table:style-name="Tableau1.A2" office:value-type="string">
            <text:p text:style-name="P103">Clic</text:p>
          </table:table-cell>
          <table:table-cell table:style-name="Tableau1.D2" office:value-type="string">
            <text:p text:style-name="P103">SI en mode CONSULTATION <text:span text:style-name="T46">ou SUPPRESSION ou MODIFICATION</text:span></text:p>
            <text:p text:style-name="P103">Trier les voyage de la liste de consultation</text:p>
          </table:table-cell>
        </table:table-row>
        <table:table-row>
          <table:table-cell table:style-name="Tableau1.A2" office:value-type="string">
            <text:p text:style-name="P103">Rechercher des voyages</text:p>
          </table:table-cell>
          <table:table-cell table:style-name="Tableau1.A2" office:value-type="string">
            <text:p text:style-name="P103">BarreRecherche</text:p>
          </table:table-cell>
          <table:table-cell table:style-name="Tableau1.A2" office:value-type="string">
            <text:p text:style-name="P103">Entrée</text:p>
          </table:table-cell>
          <table:table-cell table:style-name="Tableau1.D2" office:value-type="string">
            <text:p text:style-name="P103">SI en mode CONSULTATION <text:span text:style-name="T46">ou SUPPRESSION ou MODIFICATION</text:span></text:p>
            <text:p text:style-name="P103">Remplir la listeConsultation avec les voyages correspondants au(x) critère(s) recherché(s)</text:p>
          </table:table-cell>
        </table:table-row>
        <table:table-row>
          <table:table-cell table:style-name="Tableau1.A2" office:value-type="string">
            <text:p text:style-name="P103">Exporter la liste de voyages</text:p>
          </table:table-cell>
          <table:table-cell table:style-name="Tableau1.A2" office:value-type="string">
            <text:p text:style-name="P103">BoutonExporter</text:p>
          </table:table-cell>
          <table:table-cell table:style-name="Tableau1.A2" office:value-type="string">
            <text:p text:style-name="P103">Clic</text:p>
          </table:table-cell>
          <table:table-cell table:style-name="Tableau1.D2" office:value-type="string">
            <text:p text:style-name="P103">Appel au <text:span text:style-name="T7">Service </text:span><text:span text:style-name="T8">ExportationVoyages</text:span></text:p>
            <text:p text:style-name="P105">Pour l'exportation du catalogue</text:p>
          </table:table-cell>
        </table:table-row>
        <table:table-row>
          <table:table-cell table:style-name="Tableau1.A2" office:value-type="string">
            <text:p text:style-name="P112">Modifier un voyage</text:p>
          </table:table-cell>
          <table:table-cell table:style-name="Tableau1.A2" office:value-type="string">
            <text:p text:style-name="P112">MenuLateral::Modifier</text:p>
          </table:table-cell>
          <table:table-cell table:style-name="Tableau1.A2" office:value-type="string">
            <text:p text:style-name="P112">Clic</text:p>
          </table:table-cell>
          <table:table-cell table:style-name="Tableau1.D2" office:value-type="string">
            <text:p text:style-name="P112">Passage en mode MODIFICATION</text:p>
            <text:p text:style-name="P112">Activer la liste de consultation</text:p>
            <text:p text:style-name="P112">Activer la barre de recherche</text:p>
            <text:p text:style-name="P112">Desactiver le bouton exporter</text:p>
            <text:p text:style-name="P101">Activation des champs.</text:p>
            <text:p text:style-name="P101"><text:soft-page-break/>Activation du bouton de validation <text:span text:style-name="T49">de formulaire</text:span></text:p>
            <text:p text:style-name="P112">Changer le bouton de validation de formulaire pour 'Modifier'</text:p>
          </table:table-cell>
        </table:table-row>
        <table:table-row>
          <table:table-cell table:style-name="Tableau1.A2" office:value-type="string">
            <text:p text:style-name="P113">Confirmer la modification d'un voyage</text:p>
          </table:table-cell>
          <table:table-cell table:style-name="Tableau1.A2" office:value-type="string">
            <text:p text:style-name="P109">Formulaire::Details::Bouton<text:span text:style-name="T49">Modifier</text:span></text:p>
          </table:table-cell>
          <table:table-cell table:style-name="Tableau1.A2" office:value-type="string">
            <text:p text:style-name="P113">Clic</text:p>
          </table:table-cell>
          <table:table-cell table:style-name="Tableau1.D2" office:value-type="string">
            <text:p text:style-name="P113">SI en mode MODIFICATION</text:p>
            <text:p text:style-name="P113">Enregistrer les modifications dans la base du voyage courant.</text:p>
            <text:p text:style-name="Table_20_Contents"><text:span text:style-name="T50">Appel au </text:span><text:span text:style-name="T17">Service </text:span><text:span text:style-name="T13">modifierVoyage</text:span></text:p>
          </table:table-cell>
        </table:table-row>
        <table:table-row>
          <table:table-cell table:style-name="Tableau1.A2" office:value-type="string">
            <text:p text:style-name="P113">Confirmer la modification d'un voyage</text:p>
          </table:table-cell>
          <table:table-cell table:style-name="Tableau1.A2" office:value-type="string">
            <text:p text:style-name="P103">MenuLateral::Supprimer</text:p>
          </table:table-cell>
          <table:table-cell table:style-name="Tableau1.A2" office:value-type="string">
            <text:p text:style-name="P103">Clic</text:p>
          </table:table-cell>
          <table:table-cell table:style-name="Tableau1.D2" office:value-type="string">
            <text:p text:style-name="P104"><text:span text:style-name="T46">Passage en mode SUPPRESSION</text:span></text:p>
            <text:p text:style-name="P104">Activer la listeConsultation</text:p>
            <text:p text:style-name="P103">Activer barre de recherche</text:p>
            <text:p text:style-name="P103"><text:span text:style-name="T46">Désactiver</text:span> le bouton exporter</text:p>
            <text:p text:style-name="P106">Changer le bouton de validation de formulaire en 'Supprimer'</text:p>
          </table:table-cell>
        </table:table-row>
        <table:table-row>
          <table:table-cell table:style-name="Tableau1.A2" office:value-type="string">
            <text:p text:style-name="P113">Confirmer la suppression d'un voyage</text:p>
          </table:table-cell>
          <table:table-cell table:style-name="Tableau1.A2" office:value-type="string">
            <text:p text:style-name="P109">Formulaire::Details::Bouton<text:span text:style-name="T50">Supprimer</text:span></text:p>
          </table:table-cell>
          <table:table-cell table:style-name="Tableau1.A2" office:value-type="string">
            <text:p text:style-name="P113">Clic</text:p>
          </table:table-cell>
          <table:table-cell table:style-name="Tableau1.D2" office:value-type="string">
            <text:p text:style-name="P113">SI en mode SUPPRESSION</text:p>
            <text:p text:style-name="P113">Supprimer le voyage courant de la base</text:p>
            <text:p text:style-name="P113">Appel au <text:span text:style-name="T18">Service </text:span><text:span text:style-name="T54">supprimerVoyage</text:span></text:p>
            <text:p text:style-name="P114"><text:span text:style-name="T55">Vider les champs du formulaire</text:span></text:p>
            <text:p text:style-name="P114"><text:span text:style-name="T55">Remettre a jour la liste de consultation.</text:span></text:p>
            <text:p text:style-name="P114"><text:span text:style-name="T55">Passage en mode CONSULTATION</text:span></text:p>
          </table:table-cell>
        </table:table-row>
      </table:table>
      <text:p text:style-name="P1"/>
      <text:p text:style-name="P82">IHM_<text:span text:style-name="T1">inscription (</text:span><text:a xlink:type="simple" xlink:href="http://ifroutard/inscription"><text:span text:style-name="T1">http://ifroutard/inscription</text:span></text:a><text:span text:style-name="T1">)</text:span></text:p>
      <text:p text:style-name="P90">Permet à l'utilisateur de s'inscrire sur notre site.</text:p>
      <text:p text:style-name="P92">Cette page n'est pas accessible si un client est deja connecté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9"><text:span text:style-name="T2">I</text:span><text:span text:style-name="T3">n</text:span>tention</text:p>
          </table:table-cell>
          <table:table-cell table:style-name="Tableau2.A1" office:value-type="string">
            <text:p text:style-name="P79"><text:span text:style-name="T2">C</text:span>ontrôle</text:p>
          </table:table-cell>
          <table:table-cell table:style-name="Tableau2.A1" office:value-type="string">
            <text:p text:style-name="P79"><text:span text:style-name="T2">A</text:span>ction/Evt</text:p>
          </table:table-cell>
          <table:table-cell table:style-name="Tableau2.D1" office:value-type="string">
            <text:p text:style-name="P79"><text:span text:style-name="T2">R</text:span>éponse</text:p>
          </table:table-cell>
        </table:table-row>
        <table:table-row>
          <table:table-cell table:style-name="Tableau2.A2" office:value-type="string">
            <text:p text:style-name="P3">Voir les voyages</text:p>
          </table:table-cell>
          <table:table-cell table:style-name="Tableau2.A2" office:value-type="string">
            <text:p text:style-name="P3"><text:span text:style-name="T37">Menu</text:span>:Nos voyages</text:p>
          </table:table-cell>
          <table:table-cell table:style-name="Tableau2.A2" office:value-type="string">
            <text:p text:style-name="P3">Clic</text:p>
          </table:table-cell>
          <table:table-cell table:style-name="Tableau2.D2" office:value-type="string">
            <text:p text:style-name="P3">Changement de page vers <text:a xlink:type="simple" xlink:href="http://ifroutard.com/result">http://ifroutard.com/result</text:a></text:p>
          </table:table-cell>
        </table:table-row>
        <table:table-row>
          <table:table-cell table:style-name="Tableau2.A2" office:value-type="string">
            <text:p text:style-name="P10">Voir les séjours</text:p>
          </table:table-cell>
          <table:table-cell table:style-name="Tableau2.A2" office:value-type="string">
            <text:p text:style-name="P10"><text:span text:style-name="T37">Menu</text:span>:Nos Séjours</text:p>
          </table:table-cell>
          <table:table-cell table:style-name="Tableau2.A2" office:value-type="string">
            <text:p text:style-name="P10">Clic</text:p>
          </table:table-cell>
          <table:table-cell table:style-name="Tableau2.D2" office:value-type="string">
            <text:p text:style-name="P3">Changement de page vers <text:a xlink:type="simple" xlink:href="http://ifroutard.com/result?sejour=on">http://ifroutard.com/result?</text:a><text:a xlink:type="simple" xlink:href="http://ifroutard.com/result?sejour=on"><text:span text:style-name="T4">sejour=on</text:span></text:a></text:p>
          </table:table-cell>
        </table:table-row>
        <table:table-row>
          <table:table-cell table:style-name="Tableau2.A2" office:value-type="string">
            <text:p text:style-name="P10">Voir les <text:span text:style-name="T4">circuits</text:span></text:p>
          </table:table-cell>
          <table:table-cell table:style-name="Tableau2.A2" office:value-type="string">
            <text:p text:style-name="P10"><text:span text:style-name="T37">Menu</text:span>:Nos <text:span text:style-name="T4">Circuit</text:span></text:p>
          </table:table-cell>
          <table:table-cell table:style-name="Tableau2.A2" office:value-type="string">
            <text:p text:style-name="P10">Clic</text:p>
          </table:table-cell>
          <table:table-cell table:style-name="Tableau2.D2" office:value-type="string">
            <text:p text:style-name="P3">Changement de page vers <text:a xlink:type="simple" xlink:href="http://ifroutard.com/result?circuit=on">http://ifroutard.com/result?</text:a><text:a xlink:type="simple" xlink:href="http://ifroutard.com/result?circuit=on"><text:span text:style-name="T4">circuit=on</text:span></text:a></text:p>
          </table:table-cell>
        </table:table-row>
        <table:table-row>
          <table:table-cell table:style-name="Tableau2.A2" office:value-type="string">
            <text:p text:style-name="P47">//<text:span text:style-name="T22">Si aucun client n'est connecté</text:span></text:p>
            <text:p text:style-name="P15">Se connecter ou s'enregistrer</text:p>
          </table:table-cell>
          <table:table-cell table:style-name="Tableau2.A2" office:value-type="string">
            <text:p text:style-name="P15"><text:span text:style-name="T37">Menu</text:span>:S'authentifier</text:p>
          </table:table-cell>
          <table:table-cell table:style-name="Tableau2.A2" office:value-type="string">
            <text:p text:style-name="P15">Clic</text:p>
          </table:table-cell>
          <table:table-cell table:style-name="Tableau2.D2" office:value-type="string">
            <text:p text:style-name="P4">Changement de page vers <text:a xlink:type="simple" xlink:href="http://ifroutard.com/connexion">http://ifroutard.com/</text:a><text:a xlink:type="simple" xlink:href="http://ifroutard.com/connexion"><text:span text:style-name="T5">connexion</text:span></text:a></text:p>
          </table:table-cell>
        </table:table-row>
        <table:table-row>
          <table:table-cell table:style-name="Tableau2.A2" office:value-type="string">
            <text:p text:style-name="P50">//Si un client est connecté</text:p>
            <text:p text:style-name="P29">Se déconnecter</text:p>
          </table:table-cell>
          <table:table-cell table:style-name="Tableau2.A2" office:value-type="string">
            <text:p text:style-name="P28"><text:span text:style-name="T37">Menu</text:span>:Se déconnecter</text:p>
          </table:table-cell>
          <table:table-cell table:style-name="Tableau2.A2" office:value-type="string">
            <text:p text:style-name="P28">Clic</text:p>
          </table:table-cell>
          <table:table-cell table:style-name="Tableau2.D2" office:value-type="string">
            <text:p text:style-name="P28">Déconnecte le client actuel</text:p>
            <text:p text:style-name="P35">Changement persistent dans le menu, "Menu:Se déconnecter" devient "Menu:S'authentifier" </text:p>
            <text:p text:style-name="P28">Redirection vers la page <text:a xlink:type="simple" xlink:href="http://ifroutard.com/">http://ifroutard.com</text:a></text:p>
          </table:table-cell>
        </table:table-row>
        <table:table-row>
          <table:table-cell table:style-name="Tableau2.A2" office:value-type="string">
            <text:p text:style-name="P19">S<text:span text:style-name="T24">e connecter</text:span></text:p>
          </table:table-cell>
          <table:table-cell table:style-name="Tableau2.A2" office:value-type="string">
            <text:p text:style-name="P19"><text:span text:style-name="T40">Onglet</text:span>:Se connecter</text:p>
          </table:table-cell>
          <table:table-cell table:style-name="Tableau2.A2" office:value-type="string">
            <text:p text:style-name="P19">Clic</text:p>
          </table:table-cell>
          <table:table-cell table:style-name="Tableau2.D2" office:value-type="string">
            <text:p text:style-name="P19">Changement de page vers <text:a xlink:type="simple" xlink:href="http://ifroutard/connexion">http://ifroutard/connexion</text:a></text:p>
          </table:table-cell>
        </table:table-row>
        <table:table-row>
          <table:table-cell table:style-name="Tableau2.A2" office:value-type="string">
            <text:p text:style-name="P23">Valider son inscription</text:p>
          </table:table-cell>
          <table:table-cell table:style-name="Tableau2.A2" office:value-type="string">
            <text:p text:style-name="P23"><text:span text:style-name="T38">Formulaire</text:span>:Bouton:S'inscrire</text:p>
          </table:table-cell>
          <table:table-cell table:style-name="Tableau2.A2" office:value-type="string">
            <text:p text:style-name="P23">Clic</text:p>
          </table:table-cell>
          <table:table-cell table:style-name="Tableau2.D2" office:value-type="string">
            <text:p text:style-name="P23">Récupération des données du formulaire.</text:p>
            <text:p text:style-name="P23">=&gt; <text:span text:style-name="T7">Service </text:span><text:span text:style-name="T8">EnregistrerClient</text:span></text:p>
            <text:p text:style-name="P32">Redirection vers la page <text:a xlink:type="simple" xlink:href="http://ifroutard.com/connexion">http://ifroutard.com/</text:a><text:a xlink:type="simple" xlink:href="http://ifroutard.com/connexion"><text:span text:style-name="T32">connexion</text:span></text:a><text:span text:style-name="T32"> </text:span></text:p>
            <text:p text:style-name="P42">avec une notification précisant d'aller voir ses mails pour connaitre son mot de passe, afin de se connecter.</text:p>
          </table:table-cell>
        </table:table-row>
      </table:table>
      <text:p text:style-name="P86"/>
      <text:p text:style-name="P81">IHM_<text:span text:style-name="T23">Connexion</text:span></text:p>
      <text:p text:style-name="P91">Permet à l'utilisateur de s'inscrire sur notre site. <text:a xlink:type="simple" xlink:href="http://ifroutard/connexion"><text:span text:style-name="T6">http://ifroutard/connexion</text:span></text:a></text:p>
      <text:p text:style-name="P93">Cette pas n'est pas accessible quand un client est deja connecté.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P78"><text:span text:style-name="T2">I</text:span><text:span text:style-name="T3">n</text:span>tention</text:p>
          </table:table-cell>
          <table:table-cell table:style-name="Tableau3.A1" office:value-type="string">
            <text:p text:style-name="P78"><text:span text:style-name="T2">C</text:span>ontrôle</text:p>
          </table:table-cell>
          <table:table-cell table:style-name="Tableau3.A1" office:value-type="string">
            <text:p text:style-name="P78"><text:span text:style-name="T2">A</text:span>ction/Evt</text:p>
          </table:table-cell>
          <table:table-cell table:style-name="Tableau3.D1" office:value-type="string">
            <text:p text:style-name="P78"><text:span text:style-name="T2">R</text:span>éponse</text:p>
          </table:table-cell>
        </table:table-row>
        <table:table-row>
          <table:table-cell table:style-name="Tableau3.A2" office:value-type="string">
            <text:p text:style-name="P5">Voir les voyages</text:p>
          </table:table-cell>
          <table:table-cell table:style-name="Tableau3.A2" office:value-type="string">
            <text:p text:style-name="P5"><text:span text:style-name="T37">Menu</text:span>:Nos voyages</text:p>
          </table:table-cell>
          <table:table-cell table:style-name="Tableau3.A2" office:value-type="string">
            <text:p text:style-name="P5">Clic</text:p>
          </table:table-cell>
          <table:table-cell table:style-name="Tableau3.D2" office:value-type="string">
            <text:p text:style-name="P5">Changement de page vers <text:a xlink:type="simple" xlink:href="http://ifroutard.com/result">http://ifroutard.com/result</text:a></text:p>
          </table:table-cell>
        </table:table-row>
        <table:table-row>
          <table:table-cell table:style-name="Tableau3.A2" office:value-type="string">
            <text:p text:style-name="P11">Voir les séjours</text:p>
          </table:table-cell>
          <table:table-cell table:style-name="Tableau3.A2" office:value-type="string">
            <text:p text:style-name="P11"><text:span text:style-name="T37">Menu</text:span>:Nos Séjours</text:p>
          </table:table-cell>
          <table:table-cell table:style-name="Tableau3.A2" office:value-type="string">
            <text:p text:style-name="P11">Clic</text:p>
          </table:table-cell>
          <table:table-cell table:style-name="Tableau3.D2" office:value-type="string">
            <text:p text:style-name="P5">Changement de page vers <text:a xlink:type="simple" xlink:href="http://ifroutard.com/result?sejour=on">http://ifroutard.com/result?</text:a><text:a xlink:type="simple" xlink:href="http://ifroutard.com/result?sejour=on"><text:span text:style-name="T4">sejour=on</text:span></text:a></text:p>
          </table:table-cell>
        </table:table-row>
        <table:table-row>
          <table:table-cell table:style-name="Tableau3.A2" office:value-type="string">
            <text:p text:style-name="P11">Voir les <text:span text:style-name="T4">circuits</text:span></text:p>
          </table:table-cell>
          <table:table-cell table:style-name="Tableau3.A2" office:value-type="string">
            <text:p text:style-name="P11"><text:span text:style-name="T37">Menu</text:span>:Nos <text:span text:style-name="T4">Circuit</text:span></text:p>
          </table:table-cell>
          <table:table-cell table:style-name="Tableau3.A2" office:value-type="string">
            <text:p text:style-name="P11">Clic</text:p>
          </table:table-cell>
          <table:table-cell table:style-name="Tableau3.D2" office:value-type="string">
            <text:p text:style-name="P5">Changement de page vers <text:a xlink:type="simple" xlink:href="http://ifroutard.com/result?circuit=on">http://ifroutard.com/result?</text:a><text:a xlink:type="simple" xlink:href="http://ifroutard.com/result?circuit=on"><text:span text:style-name="T4">circuit=on</text:span></text:a></text:p>
          </table:table-cell>
        </table:table-row>
        <table:table-row>
          <table:table-cell table:style-name="Tableau3.A2" office:value-type="string">
            <text:p text:style-name="P48">//<text:span text:style-name="T22">Si aucun client n'est connecté</text:span></text:p>
            <text:p text:style-name="P16">Se connecter ou s'enregistrer</text:p>
          </table:table-cell>
          <table:table-cell table:style-name="Tableau3.A2" office:value-type="string">
            <text:p text:style-name="P16"><text:span text:style-name="T37">Menu</text:span>:S'authentifier</text:p>
          </table:table-cell>
          <table:table-cell table:style-name="Tableau3.A2" office:value-type="string">
            <text:p text:style-name="P16">Clic</text:p>
          </table:table-cell>
          <table:table-cell table:style-name="Tableau3.D2" office:value-type="string">
            <text:p text:style-name="P5">Changement de page vers <text:a xlink:type="simple" xlink:href="http://ifroutard.com/connexion">http://ifroutard.com/</text:a><text:a xlink:type="simple" xlink:href="http://ifroutard.com/connexion"><text:span text:style-name="T5">connexion</text:span></text:a></text:p>
          </table:table-cell>
        </table:table-row>
        <table:table-row>
          <table:table-cell table:style-name="Tableau3.A2" office:value-type="string">
            <text:p text:style-name="P57">S'inscrire</text:p>
          </table:table-cell>
          <table:table-cell table:style-name="Tableau3.A2" office:value-type="string">
            <text:p text:style-name="P20"><text:span text:style-name="T40">Onglet</text:span>:S<text:span text:style-name="T25">'inscrire</text:span></text:p>
          </table:table-cell>
          <table:table-cell table:style-name="Tableau3.A2" office:value-type="string">
            <text:p text:style-name="P20">Clic</text:p>
          </table:table-cell>
          <table:table-cell table:style-name="Tableau3.D2" office:value-type="string">
            <text:p text:style-name="P20">Changement de page vers <text:a xlink:type="simple" xlink:href="http://ifroutard/inscription">http://ifroutard/</text:a><text:a xlink:type="simple" xlink:href="http://ifroutard/inscription"><text:span text:style-name="T25">inscription</text:span></text:a></text:p>
          </table:table-cell>
        </table:table-row>
        <table:table-row>
          <table:table-cell table:style-name="Tableau3.A2" office:value-type="string">
            <text:p text:style-name="P24">Valider <text:span text:style-name="T26">sa connexion</text:span></text:p>
          </table:table-cell>
          <table:table-cell table:style-name="Tableau3.A2" office:value-type="string">
            <text:p text:style-name="P24"><text:span text:style-name="T38">Formulaire</text:span>:Bouton:<text:span text:style-name="T26">Se connecter</text:span></text:p>
          </table:table-cell>
          <table:table-cell table:style-name="Tableau3.A2" office:value-type="string">
            <text:p text:style-name="P24">Clic</text:p>
          </table:table-cell>
          <table:table-cell table:style-name="Tableau3.D2" office:value-type="string">
            <text:p text:style-name="P24">Récupération des données du formulaire.</text:p>
            <text:p text:style-name="P24">=&gt; <text:span text:style-name="T14">Service </text:span><text:span text:style-name="T9">verifierMotDePasse</text:span></text:p>
            <text:p text:style-name="P52">//<text:span text:style-name="T26">Si c'est correct</text:span></text:p>
            <text:p text:style-name="P59">Considerer le client comme connecté.</text:p>
            <text:p text:style-name="P36">Changement persistent dans le menu, "Menu:S'authentifier" devient "Menu:Se déconnecter"</text:p>
            <text:p text:style-name="P34">Redirection vers la page <text:a xlink:type="simple" xlink:href="http://ifroutard.com/">http://ifroutard.com</text:a></text:p>
            <text:p text:style-name="P46">//<text:span text:style-name="T26">Si c'est incorrect</text:span></text:p>
            <text:p text:style-name="P58">Ajouter notification "Correspondance mot de passe / identifiant incorrecte"</text:p>
          </table:table-cell>
        </table:table-row>
      </table:table>
      <text:p text:style-name="P2"/>
      <text:p text:style-name="P83">IHM_<text:span text:style-name="T29">Accueil (</text:span><text:a xlink:type="simple" xlink:href="http://ifroutard/inscription"><text:span text:style-name="T29">http://ifroutard</text:span></text:a><text:span text:style-name="T29">)</text:span></text:p>
      <text:p text:style-name="P94">Page d'accueil du site, permet de voir des infos sur ifRoutard, rechercher des voyages, voir propositions de dernière minute <text:span text:style-name="T41">(avec le </text:span><text:span text:style-name="T15">Service </text:span><text:span text:style-name="T11">listeProchainsDeparts</text:span><text:span text:style-name="T21">)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77"><text:span text:style-name="T2">I</text:span><text:span text:style-name="T3">n</text:span>tention</text:p>
          </table:table-cell>
          <table:table-cell table:style-name="Tableau4.A1" office:value-type="string">
            <text:p text:style-name="P77"><text:span text:style-name="T2">C</text:span>ontrôle</text:p>
          </table:table-cell>
          <table:table-cell table:style-name="Tableau4.A1" office:value-type="string">
            <text:p text:style-name="P77"><text:span text:style-name="T2">A</text:span>ction/Evt</text:p>
          </table:table-cell>
          <table:table-cell table:style-name="Tableau4.D1" office:value-type="string">
            <text:p text:style-name="P77"><text:span text:style-name="T2">R</text:span>éponse</text:p>
          </table:table-cell>
        </table:table-row>
        <table:table-row>
          <table:table-cell table:style-name="Tableau4.A2" office:value-type="string">
            <text:p text:style-name="P6">Voir les voyages</text:p>
          </table:table-cell>
          <table:table-cell table:style-name="Tableau4.A2" office:value-type="string">
            <text:p text:style-name="P6"><text:span text:style-name="T37">Menu</text:span>:Nos voyages</text:p>
          </table:table-cell>
          <table:table-cell table:style-name="Tableau4.A2" office:value-type="string">
            <text:p text:style-name="P6">Clic</text:p>
          </table:table-cell>
          <table:table-cell table:style-name="Tableau4.D2" office:value-type="string">
            <text:p text:style-name="P6">Changement de page vers <text:a xlink:type="simple" xlink:href="http://ifroutard.com/result">http://ifroutard.com/result</text:a></text:p>
          </table:table-cell>
        </table:table-row>
        <table:table-row>
          <table:table-cell table:style-name="Tableau4.A2" office:value-type="string">
            <text:p text:style-name="P12">Voir les séjours</text:p>
          </table:table-cell>
          <table:table-cell table:style-name="Tableau4.A2" office:value-type="string">
            <text:p text:style-name="P12"><text:span text:style-name="T37">Menu</text:span>:Nos Séjours</text:p>
          </table:table-cell>
          <table:table-cell table:style-name="Tableau4.A2" office:value-type="string">
            <text:p text:style-name="P12">Clic</text:p>
          </table:table-cell>
          <table:table-cell table:style-name="Tableau4.D2" office:value-type="string">
            <text:p text:style-name="P6">Changement de page vers <text:a xlink:type="simple" xlink:href="http://ifroutard.com/result?sejour=on">http://ifroutard.com/result?</text:a><text:a xlink:type="simple" xlink:href="http://ifroutard.com/result?sejour=on"><text:span text:style-name="T4">sejour=on</text:span></text:a></text:p>
          </table:table-cell>
        </table:table-row>
        <table:table-row>
          <table:table-cell table:style-name="Tableau4.A2" office:value-type="string">
            <text:p text:style-name="P12">Voir les <text:span text:style-name="T4">circuits</text:span></text:p>
          </table:table-cell>
          <table:table-cell table:style-name="Tableau4.A2" office:value-type="string">
            <text:p text:style-name="P12"><text:span text:style-name="T37">Menu</text:span>:Nos <text:span text:style-name="T4">Circuit</text:span></text:p>
          </table:table-cell>
          <table:table-cell table:style-name="Tableau4.A2" office:value-type="string">
            <text:p text:style-name="P12">Clic</text:p>
          </table:table-cell>
          <table:table-cell table:style-name="Tableau4.D2" office:value-type="string">
            <text:p text:style-name="P6">Changement de page vers <text:a xlink:type="simple" xlink:href="http://ifroutard.com/result?circuit=on">http://ifroutard.com/result?</text:a><text:a xlink:type="simple" xlink:href="http://ifroutard.com/result?circuit=on"><text:span text:style-name="T4">circuit=on</text:span></text:a></text:p>
          </table:table-cell>
        </table:table-row>
        <table:table-row>
          <table:table-cell table:style-name="Tableau4.A2" office:value-type="string">
            <text:p text:style-name="P49">//<text:span text:style-name="T22">Si aucun client n'est connecté</text:span></text:p>
            <text:p text:style-name="P17">Se connecter ou s'enregistrer</text:p>
          </table:table-cell>
          <table:table-cell table:style-name="Tableau4.A2" office:value-type="string">
            <text:p text:style-name="P17"><text:span text:style-name="T37">Menu</text:span>:S'authentifier</text:p>
          </table:table-cell>
          <table:table-cell table:style-name="Tableau4.A2" office:value-type="string">
            <text:p text:style-name="P17">Clic</text:p>
          </table:table-cell>
          <table:table-cell table:style-name="Tableau4.D2" office:value-type="string">
            <text:p text:style-name="P6">Changement de page vers <text:a xlink:type="simple" xlink:href="http://ifroutard.com/connexion">http://ifroutard.com/</text:a><text:a xlink:type="simple" xlink:href="http://ifroutard.com/connexion"><text:span text:style-name="T5">connexion</text:span></text:a></text:p>
          </table:table-cell>
        </table:table-row>
        <table:table-row>
          <table:table-cell table:style-name="Tableau4.A2" office:value-type="string">
            <text:p text:style-name="P49">//Si un client est connecté</text:p>
            <text:p text:style-name="P30">Se déconnecter</text:p>
          </table:table-cell>
          <table:table-cell table:style-name="Tableau4.A2" office:value-type="string">
            <text:p text:style-name="P30"><text:span text:style-name="T37">Menu</text:span>:Se déconnecter</text:p>
          </table:table-cell>
          <table:table-cell table:style-name="Tableau4.A2" office:value-type="string">
            <text:p text:style-name="P30">Clic</text:p>
          </table:table-cell>
          <table:table-cell table:style-name="Tableau4.D2" office:value-type="string">
            <text:p text:style-name="P30">Déconnecte le client actuel</text:p>
            <text:p text:style-name="P37">Changement persistent dans le menu, "Menu:Se déconnecter" devient "Menu:S'authentifier" </text:p>
            <text:p text:style-name="P30">Redirection vers la page <text:a xlink:type="simple" xlink:href="http://ifroutard.com/">http://ifroutard.com</text:a></text:p>
          </table:table-cell>
        </table:table-row>
        <table:table-row>
          <table:table-cell table:style-name="Tableau4.A2" office:value-type="string">
            <text:p text:style-name="P62">Choisir une destination</text:p>
          </table:table-cell>
          <table:table-cell table:style-name="Tableau4.A2" office:value-type="string">
            <text:p text:style-name="P21"><text:span text:style-name="T39">Formulaire</text:span>:<text:span text:style-name="T28">Select:Destinations</text:span></text:p>
          </table:table-cell>
          <table:table-cell table:style-name="Tableau4.A2" office:value-type="string">
            <text:p text:style-name="P21">Clic</text:p>
          </table:table-cell>
          <table:table-cell table:style-name="Tableau4.D2" office:value-type="string">
            <text:p text:style-name="P21"><text:a xlink:type="simple" xlink:href="http://ifroutard/connexion"><text:span text:style-name="T20">P</text:span></text:a><text:span text:style-name="T27">roposer l'ensemble des destinations possibles</text:span></text:p>
            <text:p text:style-name="P62">=&gt; <text:span text:style-name="T7">Service </text:span><text:span text:style-name="T10">Lister</text:span><text:span text:style-name="T8">Destinations</text:span></text:p>
            <text:p text:style-name="P40">La selection multiple est possible</text:p>
          </table:table-cell>
        </table:table-row>
        <table:table-row>
          <table:table-cell table:style-name="Tableau4.A2" office:value-type="string">
            <text:p text:style-name="P64">Rechercher un voyage selon des critères</text:p>
          </table:table-cell>
          <table:table-cell table:style-name="Tableau4.A2" office:value-type="string">
            <text:p text:style-name="P25"><text:span text:style-name="T38">Formulaire</text:span>:Bouton:<text:span text:style-name="T29">Je pars en voyage</text:span></text:p>
          </table:table-cell>
          <table:table-cell table:style-name="Tableau4.A2" office:value-type="string">
            <text:p text:style-name="P25">Clic</text:p>
          </table:table-cell>
          <table:table-cell table:style-name="Tableau4.D2" office:value-type="string">
            <text:p text:style-name="P25">Récupération des données du formulaire.</text:p>
            <text:p text:style-name="P7">Changement de page vers <text:a xlink:type="simple" xlink:href="http://ifroutard.com/result">http://ifroutard.com/</text:a><text:a xlink:type="simple" xlink:href="http://ifroutard.com/result"><text:span text:style-name="T29">result</text:span></text:a><text:span text:style-name="T29"> avec paramètres, où la recherche est effectuée</text:span></text:p>
          </table:table-cell>
        </table:table-row>
        <table:table-row>
          <table:table-cell table:style-name="Tableau4.A2" office:value-type="string">
            <text:p text:style-name="P66">Selectionner un voyage de dernière minute</text:p>
          </table:table-cell>
          <table:table-cell table:style-name="Tableau4.A2" office:value-type="string">
            <text:p text:style-name="P66"><text:span text:style-name="T40">Derniere minute</text:span>:Bouton:J'y vais!</text:p>
          </table:table-cell>
          <table:table-cell table:style-name="Tableau4.A2" office:value-type="string">
            <text:p text:style-name="P66">Clic</text:p>
          </table:table-cell>
          <table:table-cell table:style-name="Tableau4.D2" office:value-type="string">
            <text:p text:style-name="P55">//<text:span text:style-name="T32">Si l'utilisateur est connecté</text:span></text:p>
            <text:p text:style-name="P68">Changement de page vers <text:a xlink:type="simple" xlink:href="http://ifroutard.com/devis?depart=XX">http://ifroutard.com/devis?depart=XX</text:a></text:p>
            <text:p text:style-name="P55">//<text:span text:style-name="T32">Si l'utilisateur n'est pas connecté</text:span></text:p>
            <text:p text:style-name="P60">Changement de page vers <text:a xlink:type="simple" xlink:href="http://ifroutard.com/connexion">http://ifroutard.com/connexion</text:a>?<text:span text:style-name="T33">depart=idDepart</text:span> <text:span text:style-name="T33">avec notification lui demandant de se connecter avant de pouvoir continuer</text:span><text:line-break/></text:p>
          </table:table-cell>
        </table:table-row>
      </table:table>
      <text:p text:style-name="P87"/>
      <text:p text:style-name="P84">IHM_<text:span text:style-name="T30">Result (</text:span><text:a xlink:type="simple" xlink:href="http://ifroutard/result"><text:span text:style-name="T30">http://ifroutard/result</text:span></text:a><text:span text:style-name="T30">)</text:span></text:p>
      <text:p text:style-name="P96">Permet de voir des propositions de voyages, accessible par tou<text:span text:style-name="T31">s les</text:span> utilisateur<text:span text:style-name="T31">s</text:span>.</text:p>
      <text:p text:style-name="P96">La liste des voyages est triée selon l'ordre croissant de leur prix minimal (à partir de).</text:p>
      <text:p text:style-name="P96">Chaque voyage dévoile ses départs dans l'ordre chronologique</text:p>
      <text:p text:style-name="P115">La listes des voyages proposés dépend des recherches effectuées, pouvant être influencées par les destinations et les types de voyages choisis. </text:p>
      <text:p text:style-name="P115">=&gt; <text:span text:style-name="T7">Service </text:span><text:span text:style-name="T12">listerVoyage</text:span><text:span text:style-name="T16">()</text:span></text:p>
      <text:p text:style-name="P116">=&gt; <text:span text:style-name="T7">Service </text:span><text:span text:style-name="T8">trouverVoyageDuPays</text:span><text:span text:style-name="T7">()</text:span></text:p>
      <text:p text:style-name="P116">=&gt; <text:span text:style-name="T7">Service </text:span><text:span text:style-name="T8">trouverVoyageParPays</text:span><text:span text:style-name="T7">()</text:span></text:p>
      <text:p text:style-name="P116">=&gt; <text:span text:style-name="T7">Service </text:span><text:span text:style-name="T8">trouverVoyageParType</text:span><text:span text:style-name="T7">()</text:span></text:p>
      <text:p text:style-name="P117"><text:span text:style-name="T19">=&gt; </text:span>Service <text:span text:style-name="T42">trouverVoyageParPaysEtType</text:span>()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76"><text:span text:style-name="T2">I</text:span><text:span text:style-name="T3">n</text:span>tention</text:p>
          </table:table-cell>
          <table:table-cell table:style-name="Tableau5.A1" office:value-type="string">
            <text:p text:style-name="P76"><text:span text:style-name="T2">C</text:span>ontrôle</text:p>
          </table:table-cell>
          <table:table-cell table:style-name="Tableau5.A1" office:value-type="string">
            <text:p text:style-name="P76"><text:span text:style-name="T2">A</text:span>ction/Evt</text:p>
          </table:table-cell>
          <table:table-cell table:style-name="Tableau5.D1" office:value-type="string">
            <text:p text:style-name="P76"><text:span text:style-name="T2">R</text:span>éponse</text:p>
          </table:table-cell>
        </table:table-row>
        <table:table-row>
          <table:table-cell table:style-name="Tableau5.A2" office:value-type="string">
            <text:p text:style-name="P8">Voir les voyages</text:p>
          </table:table-cell>
          <table:table-cell table:style-name="Tableau5.A2" office:value-type="string">
            <text:p text:style-name="P8"><text:span text:style-name="T37">Menu</text:span>:Nos voyages</text:p>
          </table:table-cell>
          <table:table-cell table:style-name="Tableau5.A2" office:value-type="string">
            <text:p text:style-name="P8">Clic</text:p>
          </table:table-cell>
          <table:table-cell table:style-name="Tableau5.D2" office:value-type="string">
            <text:p text:style-name="P8">Changement de page vers <text:a xlink:type="simple" xlink:href="http://ifroutard.com/result">http://ifroutard.com/result</text:a></text:p>
          </table:table-cell>
        </table:table-row>
        <table:table-row>
          <table:table-cell table:style-name="Tableau5.A2" office:value-type="string">
            <text:p text:style-name="P13">Voir les séjours</text:p>
          </table:table-cell>
          <table:table-cell table:style-name="Tableau5.A2" office:value-type="string">
            <text:p text:style-name="P13"><text:span text:style-name="T37">Menu</text:span>:Nos Séjours</text:p>
          </table:table-cell>
          <table:table-cell table:style-name="Tableau5.A2" office:value-type="string">
            <text:p text:style-name="P13">Clic</text:p>
          </table:table-cell>
          <table:table-cell table:style-name="Tableau5.D2" office:value-type="string">
            <text:p text:style-name="P8">Changement de page vers <text:a xlink:type="simple" xlink:href="http://ifroutard.com/result?sejour=on">http://ifroutard.com/result?</text:a><text:a xlink:type="simple" xlink:href="http://ifroutard.com/result?sejour=on"><text:span text:style-name="T4">sejour=on</text:span></text:a></text:p>
          </table:table-cell>
        </table:table-row>
        <table:table-row>
          <table:table-cell table:style-name="Tableau5.A2" office:value-type="string">
            <text:p text:style-name="P13">Voir les <text:span text:style-name="T4">circuits</text:span></text:p>
          </table:table-cell>
          <table:table-cell table:style-name="Tableau5.A2" office:value-type="string">
            <text:p text:style-name="P13"><text:span text:style-name="T37">Menu</text:span>:Nos <text:span text:style-name="T4">Circuit</text:span></text:p>
          </table:table-cell>
          <table:table-cell table:style-name="Tableau5.A2" office:value-type="string">
            <text:p text:style-name="P13">Clic</text:p>
          </table:table-cell>
          <table:table-cell table:style-name="Tableau5.D2" office:value-type="string">
            <text:p text:style-name="P8">Changement de page vers <text:a xlink:type="simple" xlink:href="http://ifroutard.com/result?circuit=on">http://ifroutard.com/result?</text:a><text:a xlink:type="simple" xlink:href="http://ifroutard.com/result?circuit=on"><text:span text:style-name="T4">circuit=on</text:span></text:a></text:p>
          </table:table-cell>
        </table:table-row>
        <table:table-row>
          <table:table-cell table:style-name="Tableau5.A2" office:value-type="string">
            <text:p text:style-name="P51">//<text:span text:style-name="T22">Si aucun client n'est connecté</text:span></text:p>
            <text:p text:style-name="P18">Se connecter ou s'enregistrer</text:p>
          </table:table-cell>
          <table:table-cell table:style-name="Tableau5.A2" office:value-type="string">
            <text:p text:style-name="P18"><text:span text:style-name="T37">Menu</text:span>:S'authentifier</text:p>
          </table:table-cell>
          <table:table-cell table:style-name="Tableau5.A2" office:value-type="string">
            <text:p text:style-name="P18">Clic</text:p>
          </table:table-cell>
          <table:table-cell table:style-name="Tableau5.D2" office:value-type="string">
            <text:p text:style-name="P8">Changement de page vers <text:a xlink:type="simple" xlink:href="http://ifroutard.com/connexion">http://ifroutard.com/</text:a><text:a xlink:type="simple" xlink:href="http://ifroutard.com/connexion"><text:span text:style-name="T5">connexion</text:span></text:a></text:p>
          </table:table-cell>
        </table:table-row>
        <table:table-row>
          <table:table-cell table:style-name="Tableau5.A2" office:value-type="string">
            <text:p text:style-name="P51">//Si un client est connecté</text:p>
            <text:p text:style-name="P31">Se déconnecter</text:p>
          </table:table-cell>
          <table:table-cell table:style-name="Tableau5.A2" office:value-type="string">
            <text:p text:style-name="P31"><text:span text:style-name="T37">Menu</text:span>:Se déconnecter</text:p>
          </table:table-cell>
          <table:table-cell table:style-name="Tableau5.A2" office:value-type="string">
            <text:p text:style-name="P31">Clic</text:p>
          </table:table-cell>
          <table:table-cell table:style-name="Tableau5.D2" office:value-type="string">
            <text:p text:style-name="P31">Déconnecte le client actuel</text:p>
            <text:p text:style-name="P38">Changement persistent dans le menu, "Menu:Se déconnecter" devient "Menu:S'authentifier" </text:p>
            <text:p text:style-name="P31">Redirection vers la page <text:a xlink:type="simple" xlink:href="http://ifroutard.com/">http://ifroutard.com</text:a></text:p>
          </table:table-cell>
        </table:table-row>
        <table:table-row>
          <table:table-cell table:style-name="Tableau5.A2" office:value-type="string">
            <text:p text:style-name="P63">Choisir une destination</text:p>
          </table:table-cell>
          <table:table-cell table:style-name="Tableau5.A2" office:value-type="string">
            <text:p text:style-name="P22"><text:span text:style-name="T39">Formulaire</text:span>:<text:span text:style-name="T28">Select:Destinations</text:span></text:p>
          </table:table-cell>
          <table:table-cell table:style-name="Tableau5.A2" office:value-type="string">
            <text:p text:style-name="P22">Clic</text:p>
          </table:table-cell>
          <table:table-cell table:style-name="Tableau5.D2" office:value-type="string">
            <text:p text:style-name="P22"><text:a xlink:type="simple" xlink:href="http://ifroutard/connexion"><text:span text:style-name="T20">P</text:span></text:a><text:span text:style-name="T27">roposer l'ensemble des destinations possibles</text:span></text:p>
            <text:p text:style-name="P63">=&gt; <text:span text:style-name="T7">Service </text:span><text:span text:style-name="T10">Lister</text:span><text:span text:style-name="T8">Destinations</text:span></text:p>
            <text:p text:style-name="P41">La selection multiple est possible</text:p>
          </table:table-cell>
        </table:table-row>
        <table:table-row>
          <table:table-cell table:style-name="Tableau5.A2" office:value-type="string">
            <text:p text:style-name="P65">Rechercher un voyage selon des critères</text:p>
          </table:table-cell>
          <table:table-cell table:style-name="Tableau5.A2" office:value-type="string">
            <text:p text:style-name="P26"><text:span text:style-name="T38">Formulaire</text:span>:Bouton:<text:span text:style-name="T29">Je pars en voyage</text:span></text:p>
          </table:table-cell>
          <table:table-cell table:style-name="Tableau5.A2" office:value-type="string">
            <text:p text:style-name="P26">Clic</text:p>
          </table:table-cell>
          <table:table-cell table:style-name="Tableau5.D2" office:value-type="string">
            <text:p text:style-name="P26">Récupération des données du formulaire.</text:p>
            <text:p text:style-name="P8">Changement de page vers <text:a xlink:type="simple" xlink:href="http://ifroutard.com/result">http://ifroutard.com/</text:a><text:a xlink:type="simple" xlink:href="http://ifroutard.com/result"><text:span text:style-name="T29">result</text:span></text:a><text:span text:style-name="T29"> avec paramètres, où la recherche est effectuée</text:span></text:p>
          </table:table-cell>
        </table:table-row>
        <table:table-row>
          <table:table-cell table:style-name="Tableau5.A2" office:value-type="string">
            <text:p text:style-name="P54">//<text:span text:style-name="T31">Si les details de départs sont cachés</text:span></text:p>
            <text:p text:style-name="P70">Voir les départs d'un <text:soft-page-break/>voyage</text:p>
          </table:table-cell>
          <table:table-cell table:style-name="Tableau5.A2" office:value-type="string">
            <text:p text:style-name="P70"><text:span text:style-name="T40">Voyage</text:span>:Liens:Voir les départs</text:p>
          </table:table-cell>
          <table:table-cell table:style-name="Tableau5.A2" office:value-type="string">
            <text:p text:style-name="P67">Clic</text:p>
          </table:table-cell>
          <table:table-cell table:style-name="Tableau5.D2" office:value-type="string">
            <text:p text:style-name="P70">Afficher les départs d'un voyage donné dans l'ordre chronologique</text:p>
          </table:table-cell>
        </table:table-row>
        <table:table-row>
          <table:table-cell table:style-name="Tableau5.A2" office:value-type="string">
            <text:p text:style-name="P53">//<text:span text:style-name="T31">Si les details de départs sont cachés</text:span></text:p>
            <text:p text:style-name="P71"><text:span text:style-name="T31">Cacher</text:span> les départs d'un voyage</text:p>
          </table:table-cell>
          <table:table-cell table:style-name="Tableau5.A2" office:value-type="string">
            <text:p text:style-name="P70"><text:span text:style-name="T40">Voyage</text:span>:Liens:Voir les départs</text:p>
          </table:table-cell>
          <table:table-cell table:style-name="Tableau5.A2" office:value-type="string">
            <text:p text:style-name="P67">Clic</text:p>
          </table:table-cell>
          <table:table-cell table:style-name="Tableau5.D2" office:value-type="string">
            <text:p text:style-name="P98">Cacher la zone de détails des départs d'un voyage</text:p>
          </table:table-cell>
        </table:table-row>
        <table:table-row>
          <table:table-cell table:style-name="Tableau5.A2" office:value-type="string">
            <text:p text:style-name="P72">Choisir un départ</text:p>
          </table:table-cell>
          <table:table-cell table:style-name="Tableau5.A2" office:value-type="string">
            <text:p text:style-name="P72"><text:span text:style-name="T40">Voyage</text:span>:Departs:Bouton:GO!</text:p>
          </table:table-cell>
          <table:table-cell table:style-name="Tableau5.A2" office:value-type="string">
            <text:p text:style-name="P72">Clic</text:p>
          </table:table-cell>
          <table:table-cell table:style-name="Tableau5.D2" office:value-type="string">
            <text:p text:style-name="P27">Récupération <text:span text:style-name="T32">de l'ID du départ selectionné</text:span></text:p>
            <text:p text:style-name="P56">//<text:span text:style-name="T32">Si l'utilisateur est connecté</text:span></text:p>
            <text:p text:style-name="P69">Changement de page vers <text:a xlink:type="simple" xlink:href="http://ifroutard.com/devis?depart=XX">http://ifroutard.com/devis?depart=</text:a><text:a xlink:type="simple" xlink:href="http://ifroutard.com/devis?depart=XX"><text:span text:style-name="T33">XX</text:span></text:a></text:p>
            <text:p text:style-name="P56">//<text:span text:style-name="T32">Si l'utilisateur n'est pas connecté</text:span></text:p>
            <text:p text:style-name="P61">Changement de page vers <text:a xlink:type="simple" xlink:href="http://ifroutard.com/connexion?depart=XX">http://ifroutard.com/connexion?</text:a><text:a xlink:type="simple" xlink:href="http://ifroutard.com/connexion?depart=XX"><text:span text:style-name="T33">depart=XX</text:span></text:a> <text:span text:style-name="T33">avec notification lui demandant de se connecter avant de pouvoir continuer</text:span></text:p>
          </table:table-cell>
        </table:table-row>
      </table:table>
      <text:p text:style-name="P88"/>
      <text:p text:style-name="P85">IHM_<text:span text:style-name="T34">Devis (</text:span><text:a xlink:type="simple" xlink:href="http://ifroutard/devis?depart=iddepart"><text:span text:style-name="T34">http://ifroutard/devis?depart=iddepart</text:span></text:a><text:span text:style-name="T34">)</text:span></text:p>
      <text:p text:style-name="P95">Page d'accueil du site, permet de voir des infos sur ifRoutard, rechercher des voyages, voir propositions de dernière minut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75"><text:span text:style-name="T2">I</text:span><text:span text:style-name="T3">n</text:span>tention</text:p>
          </table:table-cell>
          <table:table-cell table:style-name="Tableau6.A1" office:value-type="string">
            <text:p text:style-name="P75"><text:span text:style-name="T2">C</text:span>ontrôle</text:p>
          </table:table-cell>
          <table:table-cell table:style-name="Tableau6.A1" office:value-type="string">
            <text:p text:style-name="P75"><text:span text:style-name="T2">A</text:span>ction/Evt</text:p>
          </table:table-cell>
          <table:table-cell table:style-name="Tableau6.D1" office:value-type="string">
            <text:p text:style-name="P75"><text:span text:style-name="T2">R</text:span>éponse</text:p>
          </table:table-cell>
        </table:table-row>
        <table:table-row>
          <table:table-cell table:style-name="Tableau6.A2" office:value-type="string">
            <text:p text:style-name="P9">Voir les voyages</text:p>
          </table:table-cell>
          <table:table-cell table:style-name="Tableau6.A2" office:value-type="string">
            <text:p text:style-name="P9"><text:span text:style-name="T37">Menu</text:span>:Nos voyages</text:p>
          </table:table-cell>
          <table:table-cell table:style-name="Tableau6.A2" office:value-type="string">
            <text:p text:style-name="P9">Clic</text:p>
          </table:table-cell>
          <table:table-cell table:style-name="Tableau6.D2" office:value-type="string">
            <text:p text:style-name="P9">Changement de page vers <text:a xlink:type="simple" xlink:href="http://ifroutard.com/result">http://ifroutard.com/result</text:a></text:p>
          </table:table-cell>
        </table:table-row>
        <table:table-row>
          <table:table-cell table:style-name="Tableau6.A2" office:value-type="string">
            <text:p text:style-name="P14">Voir les séjours</text:p>
          </table:table-cell>
          <table:table-cell table:style-name="Tableau6.A2" office:value-type="string">
            <text:p text:style-name="P14"><text:span text:style-name="T37">Menu</text:span>:Nos Séjours</text:p>
          </table:table-cell>
          <table:table-cell table:style-name="Tableau6.A2" office:value-type="string">
            <text:p text:style-name="P14">Clic</text:p>
          </table:table-cell>
          <table:table-cell table:style-name="Tableau6.D2" office:value-type="string">
            <text:p text:style-name="P9">Changement de page vers <text:a xlink:type="simple" xlink:href="http://ifroutard.com/result?sejour=on">http://ifroutard.com/result?</text:a><text:a xlink:type="simple" xlink:href="http://ifroutard.com/result?sejour=on"><text:span text:style-name="T4">sejour=on</text:span></text:a></text:p>
          </table:table-cell>
        </table:table-row>
        <table:table-row>
          <table:table-cell table:style-name="Tableau6.A2" office:value-type="string">
            <text:p text:style-name="P14">Voir les <text:span text:style-name="T4">circuits</text:span></text:p>
          </table:table-cell>
          <table:table-cell table:style-name="Tableau6.A2" office:value-type="string">
            <text:p text:style-name="P14"><text:span text:style-name="T37">Menu</text:span>:Nos <text:span text:style-name="T4">Circuit</text:span></text:p>
          </table:table-cell>
          <table:table-cell table:style-name="Tableau6.A2" office:value-type="string">
            <text:p text:style-name="P14">Clic</text:p>
          </table:table-cell>
          <table:table-cell table:style-name="Tableau6.D2" office:value-type="string">
            <text:p text:style-name="P9">Changement de page vers <text:a xlink:type="simple" xlink:href="http://ifroutard.com/result?circuit=on">http://ifroutard.com/result?</text:a><text:a xlink:type="simple" xlink:href="http://ifroutard.com/result?circuit=on"><text:span text:style-name="T4">circuit=on</text:span></text:a></text:p>
          </table:table-cell>
        </table:table-row>
        <table:table-row>
          <table:table-cell table:style-name="Tableau6.A2" office:value-type="string">
            <text:p text:style-name="P33">Se déconnecter</text:p>
          </table:table-cell>
          <table:table-cell table:style-name="Tableau6.A2" office:value-type="string">
            <text:p text:style-name="P33"><text:span text:style-name="T37">Menu</text:span>:Se déconnecter</text:p>
          </table:table-cell>
          <table:table-cell table:style-name="Tableau6.A2" office:value-type="string">
            <text:p text:style-name="P33">Clic</text:p>
          </table:table-cell>
          <table:table-cell table:style-name="Tableau6.D2" office:value-type="string">
            <text:p text:style-name="P33">Déconnecte le client actuel</text:p>
            <text:p text:style-name="P39">Changement persistent dans le menu, "Menu:Se déconnecter" devient "Menu:S'authentifier" </text:p>
            <text:p text:style-name="P33">Redirection vers la page <text:a xlink:type="simple" xlink:href="http://ifroutard.com/">http://ifroutard.com</text:a></text:p>
          </table:table-cell>
        </table:table-row>
        <table:table-row>
          <table:table-cell table:style-name="Tableau6.A2" office:value-type="string">
            <text:p text:style-name="P74">Changer le nombre de participants</text:p>
          </table:table-cell>
          <table:table-cell table:style-name="Tableau6.A2" office:value-type="string">
            <text:p text:style-name="P74"><text:span text:style-name="T38">Formulaire</text:span>:Input:Participant<text:span text:style-name="T36">s</text:span></text:p>
          </table:table-cell>
          <table:table-cell table:style-name="Tableau6.A2" office:value-type="string">
            <text:p text:style-name="P74">Changement de la valeur</text:p>
          </table:table-cell>
          <table:table-cell table:style-name="Tableau6.D2" office:value-type="string">
            <text:p text:style-name="P44">Mise a jour du prix total en dessous du nombre de participant</text:p>
          </table:table-cell>
        </table:table-row>
        <table:table-row>
          <table:table-cell table:style-name="Tableau6.A2" office:value-type="string">
            <text:p text:style-name="P73">Confirmer l'établissement d'un devis</text:p>
          </table:table-cell>
          <table:table-cell table:style-name="Tableau6.A2" office:value-type="string">
            <text:p text:style-name="P73"><text:span text:style-name="T38">Formulaire</text:span>:Bouton:Confirmer</text:p>
          </table:table-cell>
          <table:table-cell table:style-name="Tableau6.A2" office:value-type="string">
            <text:p text:style-name="P73">Clic</text:p>
          </table:table-cell>
          <table:table-cell table:style-name="Tableau6.D2" office:value-type="string">
            <text:p text:style-name="P43">Récupération du nombre de participant</text:p>
            <text:p text:style-name="P43">=&gt;<text:span text:style-name="T7">Service </text:span><text:span text:style-name="T12">creer</text:span><text:span text:style-name="T8">Devis</text:span></text:p>
            <text:p text:style-name="P45">Redirection vers la page <text:a xlink:type="simple" xlink:href="http://ifroutard.com/">http://ifroutard.com</text:a> <text:span text:style-name="T35">avec une notification attestant que le devis a été créé</text:span>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1M8S</meta:editing-duration>
    <meta:editing-cycles>27</meta:editing-cycles>
    <meta:generator>LibreOffice/4.1.5.3$Windows_x86 LibreOffice_project/1c1366bba2ba2b554cd2ca4d87c06da81c05d24</meta:generator>
    <dc:date>2015-03-30T23:40:43.002000000</dc:date>
    <meta:document-statistic meta:table-count="6" meta:image-count="0" meta:object-count="0" meta:page-count="9" meta:paragraph-count="350" meta:word-count="1392" meta:character-count="10873" meta:non-whitespace-character-count="9824"/>
    <meta:user-defined meta:name="Info 1"/>
    <meta:user-defined meta:name="Info 2"/>
    <meta:user-defined meta:name="Info 3"/>
    <meta:user-defined meta:name="Info 4"/>
  </office:meta>
</office:document-meta>
</file>